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m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f1</text:p>
          </table:table-cell>
          <table:table-cell table:number-columns-repeated="2" office:value-type="string" calcext:value-type="string">
            <text:p>f2</text:p>
          </table:table-cell>
          <table:table-cell table:number-columns-repeated="2" office:value-type="string" calcext:value-type="string">
            <text:p>f3</text:p>
          </table:table-cell>
          <table:table-cell table:number-columns-repeated="2" office:value-type="string" calcext:value-type="string">
            <text:p>f4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1.22828427125" calcext:value-type="float">
            <text:p>1.2282842713</text:p>
          </table:table-cell>
          <table:table-cell office:value-type="float" office:value="1.27828427125" calcext:value-type="float">
            <text:p>1.2782842713</text:p>
          </table:table-cell>
          <table:table-cell office:value-type="float" office:value="1.63882444808" calcext:value-type="float">
            <text:p>1.6388244481</text:p>
          </table:table-cell>
          <table:table-cell office:value-type="float" office:value="1.03957554303" calcext:value-type="float">
            <text:p>1.039575543</text:p>
          </table:table-cell>
          <table:table-cell office:value-type="float" office:value="1.60140177777" calcext:value-type="float">
            <text:p>1.6014017778</text:p>
          </table:table-cell>
          <table:table-cell office:value-type="float" office:value="1.52451019127" calcext:value-type="float">
            <text:p>1.5245101913</text:p>
          </table:table-cell>
          <table:table-cell office:value-type="float" office:value="2.0512257705" calcext:value-type="float">
            <text:p>2.0512257705</text:p>
          </table:table-cell>
          <table:table-cell office:value-type="float" office:value="1.28716141621" calcext:value-type="float">
            <text:p>1.2871614162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 office:value-type="float" office:value="1.64669260827" calcext:value-type="float">
            <text:p>1.6466926083</text:p>
          </table:table-cell>
          <table:table-cell office:value-type="float" office:value="1.00035702629" calcext:value-type="float">
            <text:p>1.0003570263</text:p>
          </table:table-cell>
          <table:table-cell office:value-type="float" office:value="1.63830640222" calcext:value-type="float">
            <text:p>1.6383064022</text:p>
          </table:table-cell>
          <table:table-cell office:value-type="float" office:value="1.50908136454" calcext:value-type="float">
            <text:p>1.5090813645</text:p>
          </table:table-cell>
          <table:table-cell office:value-type="float" office:value="2.0723198856" calcext:value-type="float">
            <text:p>2.0723198856</text:p>
          </table:table-cell>
          <table:table-cell office:value-type="float" office:value="1.25317556168" calcext:value-type="float">
            <text:p>1.2531755617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.16040202025" calcext:value-type="float">
            <text:p>1.1604020203</text:p>
          </table:table-cell>
          <table:table-cell office:value-type="float" office:value="1.24434314575" calcext:value-type="float">
            <text:p>1.2443431458</text:p>
          </table:table-cell>
          <table:table-cell office:value-type="float" office:value="1.6190297483" calcext:value-type="float">
            <text:p>1.6190297483</text:p>
          </table:table-cell>
          <table:table-cell office:value-type="float" office:value="1.0292493467" calcext:value-type="float">
            <text:p>1.0292493467</text:p>
          </table:table-cell>
          <table:table-cell office:value-type="float" office:value="1.59909887977" calcext:value-type="float">
            <text:p>1.5990988798</text:p>
          </table:table-cell>
          <table:table-cell office:value-type="float" office:value="1.50115860094" calcext:value-type="float">
            <text:p>1.5011586009</text:p>
          </table:table-cell>
          <table:table-cell office:value-type="float" office:value="2.03425491629" calcext:value-type="float">
            <text:p>2.0342549163</text:p>
          </table:table-cell>
          <table:table-cell office:value-type="float" office:value="1.26546613171" calcext:value-type="float">
            <text:p>1.2654661317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.1886862915" calcext:value-type="float">
            <text:p>1.1886862915</text:p>
          </table:table-cell>
          <table:table-cell office:value-type="float" office:value="1.272627417" calcext:value-type="float">
            <text:p>1.272627417</text:p>
          </table:table-cell>
          <table:table-cell office:value-type="float" office:value="1.62160611316" calcext:value-type="float">
            <text:p>1.6216061132</text:p>
          </table:table-cell>
          <table:table-cell office:value-type="float" office:value="1.06916628977" calcext:value-type="float">
            <text:p>1.0691662898</text:p>
          </table:table-cell>
          <table:table-cell office:value-type="float" office:value="1.56646074741" calcext:value-type="float">
            <text:p>1.5664607474</text:p>
          </table:table-cell>
          <table:table-cell office:value-type="float" office:value="1.52428331319" calcext:value-type="float">
            <text:p>1.5242833132</text:p>
          </table:table-cell>
          <table:table-cell office:value-type="float" office:value="2.01714603979" calcext:value-type="float">
            <text:p>2.0171460398</text:p>
          </table:table-cell>
          <table:table-cell office:value-type="float" office:value="1.30162254669" calcext:value-type="float">
            <text:p>1.3016225467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.15135246725" calcext:value-type="float">
            <text:p>1.1513524673</text:p>
          </table:table-cell>
          <table:table-cell office:value-type="float" office:value="1.25826825383" calcext:value-type="float">
            <text:p>1.2582682538</text:p>
          </table:table-cell>
          <table:table-cell office:value-type="float" office:value="1.61449294696" calcext:value-type="float">
            <text:p>1.614492947</text:p>
          </table:table-cell>
          <table:table-cell office:value-type="float" office:value="1.10852874481" calcext:value-type="float">
            <text:p>1.1085287448</text:p>
          </table:table-cell>
          <table:table-cell office:value-type="float" office:value="1.53644465544" calcext:value-type="float">
            <text:p>1.5364446554</text:p>
          </table:table-cell>
          <table:table-cell office:value-type="float" office:value="1.55072256852" calcext:value-type="float">
            <text:p>1.5507225685</text:p>
          </table:table-cell>
          <table:table-cell office:value-type="float" office:value="2.00525745109" calcext:value-type="float">
            <text:p>2.0052574511</text:p>
          </table:table-cell>
          <table:table-cell office:value-type="float" office:value="1.33981497342" calcext:value-type="float">
            <text:p>1.3398149734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.11147028783" calcext:value-type="float">
            <text:p>1.1114702878</text:p>
          </table:table-cell>
          <table:table-cell office:value-type="float" office:value="1.25520039387" calcext:value-type="float">
            <text:p>1.2552003939</text:p>
          </table:table-cell>
          <table:table-cell office:value-type="float" office:value="1.59775887183" calcext:value-type="float">
            <text:p>1.5977588718</text:p>
          </table:table-cell>
          <table:table-cell office:value-type="float" office:value="1.14486014624" calcext:value-type="float">
            <text:p>1.1448601462</text:p>
          </table:table-cell>
          <table:table-cell office:value-type="float" office:value="1.50495612382" calcext:value-type="float">
            <text:p>1.5049561238</text:p>
          </table:table-cell>
          <table:table-cell office:value-type="float" office:value="1.57538980137" calcext:value-type="float">
            <text:p>1.5753898014</text:p>
          </table:table-cell>
          <table:table-cell office:value-type="float" office:value="1.98825215663" calcext:value-type="float">
            <text:p>1.9882521566</text:p>
          </table:table-cell>
          <table:table-cell office:value-type="float" office:value="1.3760202211" calcext:value-type="float">
            <text:p>1.3760202211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.07224706081" calcext:value-type="float">
            <text:p>1.0722470608</text:p>
          </table:table-cell>
          <table:table-cell office:value-type="float" office:value="1.24735574846" calcext:value-type="float">
            <text:p>1.2473557485</text:p>
          </table:table-cell>
          <table:table-cell office:value-type="float" office:value="1.5659054207" calcext:value-type="float">
            <text:p>1.5659054207</text:p>
          </table:table-cell>
          <table:table-cell office:value-type="float" office:value="1.16905431188" calcext:value-type="float">
            <text:p>1.1690543119</text:p>
          </table:table-cell>
          <table:table-cell office:value-type="float" office:value="1.46635887265" calcext:value-type="float">
            <text:p>1.4663588727</text:p>
          </table:table-cell>
          <table:table-cell office:value-type="float" office:value="1.56488969651" calcext:value-type="float">
            <text:p>1.5648896965</text:p>
          </table:table-cell>
          <table:table-cell office:value-type="float" office:value="1.9493035054" calcext:value-type="float">
            <text:p>1.9493035054</text:p>
          </table:table-cell>
          <table:table-cell office:value-type="float" office:value="1.38513079557" calcext:value-type="float">
            <text:p>1.3851307956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.03249171142" calcext:value-type="float">
            <text:p>1.0324917114</text:p>
          </table:table-cell>
          <table:table-cell office:value-type="float" office:value="1.25177300951" calcext:value-type="float">
            <text:p>1.2517730095</text:p>
          </table:table-cell>
          <table:table-cell office:value-type="float" office:value="1.5487683303" calcext:value-type="float">
            <text:p>1.5487683303</text:p>
          </table:table-cell>
          <table:table-cell office:value-type="float" office:value="1.20519736284" calcext:value-type="float">
            <text:p>1.2051973628</text:p>
          </table:table-cell>
          <table:table-cell office:value-type="float" office:value="1.43192935804" calcext:value-type="float">
            <text:p>1.431929358</text:p>
          </table:table-cell>
          <table:table-cell office:value-type="float" office:value="1.58525163462" calcext:value-type="float">
            <text:p>1.5852516346</text:p>
          </table:table-cell>
          <table:table-cell office:value-type="float" office:value="1.92202159401" calcext:value-type="float">
            <text:p>1.922021594</text:p>
          </table:table-cell>
          <table:table-cell office:value-type="float" office:value="1.41438309994" calcext:value-type="float">
            <text:p>1.4143830999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.00420744017" calcext:value-type="float">
            <text:p>1.0042074402</text:p>
          </table:table-cell>
          <table:table-cell office:value-type="float" office:value="1.22348873826" calcext:value-type="float">
            <text:p>1.2234887383</text:p>
          </table:table-cell>
          <table:table-cell office:value-type="float" office:value="1.50890846244" calcext:value-type="float">
            <text:p>1.5089084624</text:p>
          </table:table-cell>
          <table:table-cell office:value-type="float" office:value="1.20185207739" calcext:value-type="float">
            <text:p>1.2018520774</text:p>
          </table:table-cell>
          <table:table-cell office:value-type="float" office:value="1.40552789043" calcext:value-type="float">
            <text:p>1.4055278904</text:p>
          </table:table-cell>
          <table:table-cell office:value-type="float" office:value="1.55520230005" calcext:value-type="float">
            <text:p>1.5552023001</text:p>
          </table:table-cell>
          <table:table-cell office:value-type="float" office:value="1.88518609237" calcext:value-type="float">
            <text:p>1.8851860924</text:p>
          </table:table-cell>
          <table:table-cell office:value-type="float" office:value="1.39878996623" calcext:value-type="float">
            <text:p>1.3987899662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.03249171142" calcext:value-type="float">
            <text:p>1.0324917114</text:p>
          </table:table-cell>
          <table:table-cell office:value-type="float" office:value="1.25177300951" calcext:value-type="float">
            <text:p>1.2517730095</text:p>
          </table:table-cell>
          <table:table-cell office:value-type="float" office:value="1.4918070626" calcext:value-type="float">
            <text:p>1.4918070626</text:p>
          </table:table-cell>
          <table:table-cell office:value-type="float" office:value="1.23801202931" calcext:value-type="float">
            <text:p>1.2380120293</text:p>
          </table:table-cell>
          <table:table-cell office:value-type="float" office:value="1.37764605529" calcext:value-type="float">
            <text:p>1.3776460553</text:p>
          </table:table-cell>
          <table:table-cell office:value-type="float" office:value="1.58388336121" calcext:value-type="float">
            <text:p>1.5838833612</text:p>
          </table:table-cell>
          <table:table-cell office:value-type="float" office:value="1.86022114685" calcext:value-type="float">
            <text:p>1.8602211469</text:p>
          </table:table-cell>
          <table:table-cell office:value-type="float" office:value="1.43004299001" calcext:value-type="float">
            <text:p>1.43004299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99265598316" calcext:value-type="float">
            <text:p>0.9926559832</text:p>
          </table:table-cell>
          <table:table-cell office:value-type="float" office:value="1.24815157967" calcext:value-type="float">
            <text:p>1.2481515797</text:p>
          </table:table-cell>
          <table:table-cell office:value-type="float" office:value="1.4893657296" calcext:value-type="float">
            <text:p>1.4893657296</text:p>
          </table:table-cell>
          <table:table-cell office:value-type="float" office:value="1.19808660016" calcext:value-type="float">
            <text:p>1.1980866002</text:p>
          </table:table-cell>
          <table:table-cell office:value-type="float" office:value="1.35115143027" calcext:value-type="float">
            <text:p>1.3511514303</text:p>
          </table:table-cell>
          <table:table-cell office:value-type="float" office:value="1.61385059073" calcext:value-type="float">
            <text:p>1.6138505907</text:p>
          </table:table-cell>
          <table:table-cell office:value-type="float" office:value="1.84318531171" calcext:value-type="float">
            <text:p>1.8431853117</text:p>
          </table:table-cell>
          <table:table-cell office:value-type="float" office:value="1.46623387727" calcext:value-type="float">
            <text:p>1.4662338773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952773803739" calcext:value-type="float">
            <text:p>0.9527738037</text:p>
          </table:table-cell>
          <table:table-cell office:value-type="float" office:value="1.25121943962" calcext:value-type="float">
            <text:p>1.2512194396</text:p>
          </table:table-cell>
          <table:table-cell office:value-type="float" office:value="1.45778706278" calcext:value-type="float">
            <text:p>1.4577870628</text:p>
          </table:table-cell>
          <table:table-cell office:value-type="float" office:value="1.17353486292" calcext:value-type="float">
            <text:p>1.1735348629</text:p>
          </table:table-cell>
          <table:table-cell office:value-type="float" office:value="1.31121910557" calcext:value-type="float">
            <text:p>1.3112191056</text:p>
          </table:table-cell>
          <table:table-cell office:value-type="float" office:value="1.61617641185" calcext:value-type="float">
            <text:p>1.6161764119</text:p>
          </table:table-cell>
          <table:table-cell office:value-type="float" office:value="1.81023834624" calcext:value-type="float">
            <text:p>1.8102383462</text:p>
          </table:table-cell>
          <table:table-cell office:value-type="float" office:value="1.48891641387" calcext:value-type="float">
            <text:p>1.4889164139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912862397425" calcext:value-type="float">
            <text:p>0.9128623974</text:p>
          </table:table-cell>
          <table:table-cell office:value-type="float" office:value="1.2485586792" calcext:value-type="float">
            <text:p>1.2485586792</text:p>
          </table:table-cell>
          <table:table-cell office:value-type="float" office:value="1.42948801469" calcext:value-type="float">
            <text:p>1.4294880147</text:p>
          </table:table-cell>
          <table:table-cell office:value-type="float" office:value="1.14526537623" calcext:value-type="float">
            <text:p>1.1452653762</text:p>
          </table:table-cell>
          <table:table-cell office:value-type="float" office:value="1.28293483432" calcext:value-type="float">
            <text:p>1.2829348343</text:p>
          </table:table-cell>
          <table:table-cell office:value-type="float" office:value="1.5878921406" calcext:value-type="float">
            <text:p>1.5878921406</text:p>
          </table:table-cell>
          <table:table-cell office:value-type="float" office:value="1.78356655186" calcext:value-type="float">
            <text:p>1.7835665519</text:p>
          </table:table-cell>
          <table:table-cell office:value-type="float" office:value="1.45910676133" calcext:value-type="float">
            <text:p>1.4591067613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872931422498" calcext:value-type="float">
            <text:p>0.8729314225</text:p>
          </table:table-cell>
          <table:table-cell office:value-type="float" office:value="1.25090756008" calcext:value-type="float">
            <text:p>1.2509075601</text:p>
          </table:table-cell>
          <table:table-cell office:value-type="float" office:value="1.39459100096" calcext:value-type="float">
            <text:p>1.394591001</text:p>
          </table:table-cell>
          <table:table-cell office:value-type="float" office:value="1.12571548025" calcext:value-type="float">
            <text:p>1.1257154803</text:p>
          </table:table-cell>
          <table:table-cell office:value-type="float" office:value="1.24371160729" calcext:value-type="float">
            <text:p>1.2437116073</text:p>
          </table:table-cell>
          <table:table-cell office:value-type="float" office:value="1.58004749519" calcext:value-type="float">
            <text:p>1.5800474952</text:p>
          </table:table-cell>
          <table:table-cell office:value-type="float" office:value="1.749555946" calcext:value-type="float">
            <text:p>1.749555946</text:p>
          </table:table-cell>
          <table:table-cell office:value-type="float" office:value="1.43805257674" calcext:value-type="float">
            <text:p>1.4380525767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832976696989" calcext:value-type="float">
            <text:p>0.832976697</text:p>
          </table:table-cell>
          <table:table-cell office:value-type="float" office:value="1.2490049541" calcext:value-type="float">
            <text:p>1.2490049541</text:p>
          </table:table-cell>
          <table:table-cell office:value-type="float" office:value="1.35911738692" calcext:value-type="float">
            <text:p>1.3591173869</text:p>
          </table:table-cell>
          <table:table-cell office:value-type="float" office:value="1.1072324419" calcext:value-type="float">
            <text:p>1.1072324419</text:p>
          </table:table-cell>
          <table:table-cell office:value-type="float" office:value="1.21082391963" calcext:value-type="float">
            <text:p>1.2108239196</text:p>
          </table:table-cell>
          <table:table-cell office:value-type="float" office:value="1.55727909604" calcext:value-type="float">
            <text:p>1.557279096</text:p>
          </table:table-cell>
          <table:table-cell office:value-type="float" office:value="1.71989451483" calcext:value-type="float">
            <text:p>1.7198945148</text:p>
          </table:table-cell>
          <table:table-cell office:value-type="float" office:value="1.41121604379" calcext:value-type="float">
            <text:p>1.4112160438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793014450655" calcext:value-type="float">
            <text:p>0.7930144507</text:p>
          </table:table-cell>
          <table:table-cell office:value-type="float" office:value="1.25074244307" calcext:value-type="float">
            <text:p>1.2507424431</text:p>
          </table:table-cell>
          <table:table-cell office:value-type="float" office:value="1.32166644707" calcext:value-type="float">
            <text:p>1.3216664471</text:p>
          </table:table-cell>
          <table:table-cell office:value-type="float" office:value="1.09318156632" calcext:value-type="float">
            <text:p>1.0931815663</text:p>
          </table:table-cell>
          <table:table-cell office:value-type="float" office:value="1.17143257727" calcext:value-type="float">
            <text:p>1.1714325773</text:p>
          </table:table-cell>
          <table:table-cell office:value-type="float" office:value="1.55032768269" calcext:value-type="float">
            <text:p>1.5503276827</text:p>
          </table:table-cell>
          <table:table-cell office:value-type="float" office:value="1.68492822379" calcext:value-type="float">
            <text:p>1.6849282238</text:p>
          </table:table-cell>
          <table:table-cell office:value-type="float" office:value="1.39179032654" calcext:value-type="float">
            <text:p>1.3917903265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753046412306" calcext:value-type="float">
            <text:p>0.7530464123</text:p>
          </table:table-cell>
          <table:table-cell office:value-type="float" office:value="1.24914372154" calcext:value-type="float">
            <text:p>1.2491437215</text:p>
          </table:table-cell>
          <table:table-cell office:value-type="float" office:value="1.28360375886" calcext:value-type="float">
            <text:p>1.2836037589</text:p>
          </table:table-cell>
          <table:table-cell office:value-type="float" office:value="1.0808839338" calcext:value-type="float">
            <text:p>1.0808839338</text:p>
          </table:table-cell>
          <table:table-cell office:value-type="float" office:value="1.13274959578" calcext:value-type="float">
            <text:p>1.1327495958</text:p>
          </table:table-cell>
          <table:table-cell office:value-type="float" office:value="1.54014795071" calcext:value-type="float">
            <text:p>1.5401479507</text:p>
          </table:table-cell>
          <table:table-cell office:value-type="float" office:value="1.64985572744" calcext:value-type="float">
            <text:p>1.6498557274</text:p>
          </table:table-cell>
          <table:table-cell office:value-type="float" office:value="1.37255702209" calcext:value-type="float">
            <text:p>1.3725570221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713073818955" calcext:value-type="float">
            <text:p>0.713073819</text:p>
          </table:table-cell>
          <table:table-cell office:value-type="float" office:value="1.25062418796" calcext:value-type="float">
            <text:p>1.250624188</text:p>
          </table:table-cell>
          <table:table-cell office:value-type="float" office:value="1.24494465599" calcext:value-type="float">
            <text:p>1.244944656</text:p>
          </table:table-cell>
          <table:table-cell office:value-type="float" office:value="1.07061389165" calcext:value-type="float">
            <text:p>1.0706138917</text:p>
          </table:table-cell>
          <table:table-cell office:value-type="float" office:value="1.09315161604" calcext:value-type="float">
            <text:p>1.093151616</text:p>
          </table:table-cell>
          <table:table-cell office:value-type="float" office:value="1.53449109646" calcext:value-type="float">
            <text:p>1.5344910965</text:p>
          </table:table-cell>
          <table:table-cell office:value-type="float" office:value="1.61263958083" calcext:value-type="float">
            <text:p>1.6126395808</text:p>
          </table:table-cell>
          <table:table-cell office:value-type="float" office:value="1.35789556133" calcext:value-type="float">
            <text:p>1.3578955613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673097578981" calcext:value-type="float">
            <text:p>0.673097579</text:p>
          </table:table-cell>
          <table:table-cell office:value-type="float" office:value="1.24924569693" calcext:value-type="float">
            <text:p>1.2492456969</text:p>
          </table:table-cell>
          <table:table-cell office:value-type="float" office:value="1.20605662524" calcext:value-type="float">
            <text:p>1.2060566252</text:p>
          </table:table-cell>
          <table:table-cell office:value-type="float" office:value="1.06124793925" calcext:value-type="float">
            <text:p>1.0612479393</text:p>
          </table:table-cell>
          <table:table-cell office:value-type="float" office:value="1.05355363629" calcext:value-type="float">
            <text:p>1.0535536363</text:p>
          </table:table-cell>
          <table:table-cell office:value-type="float" office:value="1.52883424222" calcext:value-type="float">
            <text:p>1.5288342422</text:p>
          </table:table-cell>
          <table:table-cell office:value-type="float" office:value="1.57490117524" calcext:value-type="float">
            <text:p>1.5749011752</text:p>
          </table:table-cell>
          <table:table-cell office:value-type="float" office:value="1.34463612153" calcext:value-type="float">
            <text:p>1.3446361215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633115931816" calcext:value-type="float">
            <text:p>0.6331159318</text:p>
          </table:table-cell>
          <table:table-cell office:value-type="float" office:value="1.25045726199" calcext:value-type="float">
            <text:p>1.250457262</text:p>
          </table:table-cell>
          <table:table-cell office:value-type="float" office:value="1.16676722331" calcext:value-type="float">
            <text:p>1.1667672233</text:p>
          </table:table-cell>
          <table:table-cell office:value-type="float" office:value="1.05374174877" calcext:value-type="float">
            <text:p>1.0537417488</text:p>
          </table:table-cell>
          <table:table-cell office:value-type="float" office:value="1.01358559798" calcext:value-type="float">
            <text:p>1.013585598</text:p>
          </table:table-cell>
          <table:table-cell office:value-type="float" office:value="1.52723551981" calcext:value-type="float">
            <text:p>1.5272355198</text:p>
          </table:table-cell>
          <table:table-cell office:value-type="float" office:value="1.53592552741" calcext:value-type="float">
            <text:p>1.5359255274</text:p>
          </table:table-cell>
          <table:table-cell office:value-type="float" office:value="1.33564174127" calcext:value-type="float">
            <text:p>1.3356417413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593132248357" calcext:value-type="float">
            <text:p>0.5931322484</text:p>
          </table:table-cell>
          <table:table-cell office:value-type="float" office:value="1.24931487104" calcext:value-type="float">
            <text:p>1.249314871</text:p>
          </table:table-cell>
          <table:table-cell office:value-type="float" office:value="1.12715195405" calcext:value-type="float">
            <text:p>1.1271519541</text:p>
          </table:table-cell>
          <table:table-cell office:value-type="float" office:value="1.04820727125" calcext:value-type="float">
            <text:p>1.0482072713</text:p>
          </table:table-cell>
          <table:table-cell office:value-type="float" office:value="0.973613004625" calcext:value-type="float">
            <text:p>0.9736130046</text:p>
          </table:table-cell>
          <table:table-cell office:value-type="float" office:value="1.52575505339" calcext:value-type="float">
            <text:p>1.5257550534</text:p>
          </table:table-cell>
          <table:table-cell office:value-type="float" office:value="1.49729181393" calcext:value-type="float">
            <text:p>1.4972918139</text:p>
          </table:table-cell>
          <table:table-cell office:value-type="float" office:value="1.32527659862" calcext:value-type="float">
            <text:p>1.3252765986</text:p>
          </table:table-cell>
          <table:table-cell office:value-type="float" office:value="-0.373871345492" calcext:value-type="float">
            <text:p>-0.3738713455</text:p>
          </table:table-cell>
          <table:table-cell office:value-type="float" office:value="0.774585116693" calcext:value-type="float">
            <text:p>0.7745851167</text:p>
          </table:table-cell>
        </table:table-row>
        <table:table-row table:style-name="ro1">
          <table:table-cell office:value-type="float" office:value="0.553146849562" calcext:value-type="float">
            <text:p>0.5531468496</text:p>
          </table:table-cell>
          <table:table-cell office:value-type="float" office:value="1.25039555749" calcext:value-type="float">
            <text:p>1.2503955575</text:p>
          </table:table-cell>
          <table:table-cell office:value-type="float" office:value="1.08734609087" calcext:value-type="float">
            <text:p>1.0873460909</text:p>
          </table:table-cell>
          <table:table-cell office:value-type="float" office:value="1.04427112378" calcext:value-type="float">
            <text:p>1.0442711238</text:p>
          </table:table-cell>
          <table:table-cell office:value-type="float" office:value="0.933636764673" calcext:value-type="float">
            <text:p>0.9336367647</text:p>
          </table:table-cell>
          <table:table-cell office:value-type="float" office:value="1.52437656171" calcext:value-type="float">
            <text:p>1.5243765617</text:p>
          </table:table-cell>
          <table:table-cell office:value-type="float" office:value="1.45814029079" calcext:value-type="float">
            <text:p>1.4581402908</text:p>
          </table:table-cell>
          <table:table-cell office:value-type="float" office:value="1.31708158575" calcext:value-type="float">
            <text:p>1.3170815858</text:p>
          </table:table-cell>
          <table:table-cell office:value-type="float" office:value="-0.297909006602" calcext:value-type="float">
            <text:p>-0.2979090066</text:p>
          </table:table-cell>
          <table:table-cell office:value-type="float" office:value="0.799679400312" calcext:value-type="float">
            <text:p>0.7996794003</text:p>
          </table:table-cell>
        </table:table-row>
        <table:table-row table:style-name="ro1">
          <table:table-cell office:value-type="float" office:value="0.513159992326" calcext:value-type="float">
            <text:p>0.5131599923</text:p>
          </table:table-cell>
          <table:table-cell office:value-type="float" office:value="1.24937025346" calcext:value-type="float">
            <text:p>1.2493702535</text:p>
          </table:table-cell>
          <table:table-cell office:value-type="float" office:value="1.04769511702" calcext:value-type="float">
            <text:p>1.047695117</text:p>
          </table:table-cell>
          <table:table-cell office:value-type="float" office:value="1.03899852742" calcext:value-type="float">
            <text:p>1.0389985274</text:p>
          </table:table-cell>
          <table:table-cell office:value-type="float" office:value="0.893822764131" calcext:value-type="float">
            <text:p>0.8938227641</text:p>
          </table:table-cell>
          <table:table-cell office:value-type="float" office:value="1.52052359391" calcext:value-type="float">
            <text:p>1.5205235939</text:p>
          </table:table-cell>
          <table:table-cell office:value-type="float" office:value="1.41857673189" calcext:value-type="float">
            <text:p>1.4185767319</text:p>
          </table:table-cell>
          <table:table-cell office:value-type="float" office:value="1.31118880991" calcext:value-type="float">
            <text:p>1.3111888099</text:p>
          </table:table-cell>
          <table:table-cell office:value-type="float" office:value="-0.222176697494" calcext:value-type="float">
            <text:p>-0.2221766975</text:p>
          </table:table-cell>
          <table:table-cell office:value-type="float" office:value="0.825459574034" calcext:value-type="float">
            <text:p>0.825459574</text:p>
          </table:table-cell>
        </table:table-row>
        <table:table-row table:style-name="ro1">
          <table:table-cell office:value-type="float" office:value="0.4731718847" calcext:value-type="float">
            <text:p>0.4731718847</text:p>
          </table:table-cell>
          <table:table-cell office:value-type="float" office:value="1.25034557316" calcext:value-type="float">
            <text:p>1.2503455732</text:p>
          </table:table-cell>
          <table:table-cell office:value-type="float" office:value="1.00786432521" calcext:value-type="float">
            <text:p>1.0078643252</text:p>
          </table:table-cell>
          <table:table-cell office:value-type="float" office:value="1.03532320108" calcext:value-type="float">
            <text:p>1.0353232011</text:p>
          </table:table-cell>
          <table:table-cell office:value-type="float" office:value="0.853987036007" calcext:value-type="float">
            <text:p>0.853987036</text:p>
          </table:table-cell>
          <table:table-cell office:value-type="float" office:value="1.51690216259" calcext:value-type="float">
            <text:p>1.5169021626</text:p>
          </table:table-cell>
          <table:table-cell office:value-type="float" office:value="1.37897879474" calcext:value-type="float">
            <text:p>1.3789787947</text:p>
          </table:table-cell>
          <table:table-cell office:value-type="float" office:value="1.30553165749" calcext:value-type="float">
            <text:p>1.3055316575</text:p>
          </table:table-cell>
          <table:table-cell office:value-type="float" office:value="-0.14667503929" calcext:value-type="float">
            <text:p>-0.1466750393</text:p>
          </table:table-cell>
          <table:table-cell office:value-type="float" office:value="0.851907628943" calcext:value-type="float">
            <text:p>0.8519076289</text:p>
          </table:table-cell>
        </table:table-row>
        <table:table-row table:style-name="ro1">
          <table:table-cell office:value-type="float" office:value="0.433181757587" calcext:value-type="float">
            <text:p>0.4331817576</text:p>
          </table:table-cell>
          <table:table-cell office:value-type="float" office:value="1.24945690366" calcext:value-type="float">
            <text:p>1.2494569037</text:p>
          </table:table-cell>
          <table:table-cell office:value-type="float" office:value="0.968023355128" calcext:value-type="float">
            <text:p>0.9680233551</text:p>
          </table:table-cell>
          <table:table-cell office:value-type="float" office:value="1.03175990158" calcext:value-type="float">
            <text:p>1.0317599016</text:p>
          </table:table-cell>
          <table:table-cell office:value-type="float" office:value="0.814003352562" calcext:value-type="float">
            <text:p>0.8140033526</text:p>
          </table:table-cell>
          <table:table-cell office:value-type="float" office:value="1.51575977119" calcext:value-type="float">
            <text:p>1.5157597712</text:p>
          </table:table-cell>
          <table:table-cell office:value-type="float" office:value="1.33935025881" calcext:value-type="float">
            <text:p>1.3393502588</text:p>
          </table:table-cell>
          <table:table-cell office:value-type="float" office:value="1.30009298664" calcext:value-type="float">
            <text:p>1.3000929866</text:p>
          </table:table-cell>
          <table:table-cell office:value-type="float" office:value="-0.0714948959413" calcext:value-type="float">
            <text:p>-0.0714948959</text:p>
          </table:table-cell>
          <table:table-cell office:value-type="float" office:value="0.879256231212" calcext:value-type="float">
            <text:p>0.8792562312</text:p>
          </table:table-cell>
        </table:table-row>
        <table:table-row table:style-name="ro1">
          <table:table-cell office:value-type="float" office:value="0.393190137965" calcext:value-type="float">
            <text:p>0.393190138</text:p>
          </table:table-cell>
          <table:table-cell office:value-type="float" office:value="1.25027565883" calcext:value-type="float">
            <text:p>1.2502756588</text:p>
          </table:table-cell>
          <table:table-cell office:value-type="float" office:value="0.928172983067" calcext:value-type="float">
            <text:p>0.9281729831</text:p>
          </table:table-cell>
          <table:table-cell office:value-type="float" office:value="1.02830333586" calcext:value-type="float">
            <text:p>1.0283033359</text:p>
          </table:table-cell>
          <table:table-cell office:value-type="float" office:value="0.774017955779" calcext:value-type="float">
            <text:p>0.7740179558</text:p>
          </table:table-cell>
          <table:table-cell office:value-type="float" office:value="1.51467901028" calcext:value-type="float">
            <text:p>1.5146790103</text:p>
          </table:table-cell>
          <table:table-cell office:value-type="float" office:value="1.29969467212" calcext:value-type="float">
            <text:p>1.2996946721</text:p>
          </table:table-cell>
          <table:table-cell office:value-type="float" office:value="1.29485519665" calcext:value-type="float">
            <text:p>1.2948551967</text:p>
          </table:table-cell>
          <table:table-cell office:value-type="float" office:value="0.00331931800223" calcext:value-type="float">
            <text:p>0.003319318</text:p>
          </table:table-cell>
          <table:table-cell office:value-type="float" office:value="0.907590545956" calcext:value-type="float">
            <text:p>0.907590546</text:p>
          </table:table-cell>
        </table:table-row>
        <table:table-row table:style-name="ro1">
          <table:table-cell office:value-type="float" office:value="0.353249594944" calcext:value-type="float">
            <text:p>0.3532495949</text:p>
          </table:table-cell>
          <table:table-cell office:value-type="float" office:value="1.24809551589" calcext:value-type="float">
            <text:p>1.2480955159</text:p>
          </table:table-cell>
          <table:table-cell office:value-type="float" office:value="0.888233125403" calcext:value-type="float">
            <text:p>0.8882331254</text:p>
          </table:table-cell>
          <table:table-cell office:value-type="float" office:value="1.02611067314" calcext:value-type="float">
            <text:p>1.0261106731</text:p>
          </table:table-cell>
          <table:table-cell office:value-type="float" office:value="0.734031098552" calcext:value-type="float">
            <text:p>0.7340310986</text:p>
          </table:table-cell>
          <table:table-cell office:value-type="float" office:value="1.51365370589" calcext:value-type="float">
            <text:p>1.5136537059</text:p>
          </table:table-cell>
          <table:table-cell office:value-type="float" office:value="1.26001468067" calcext:value-type="float">
            <text:p>1.2600146807</text:p>
          </table:table-cell>
          <table:table-cell office:value-type="float" office:value="1.28980561466" calcext:value-type="float">
            <text:p>1.2898056147</text:p>
          </table:table-cell>
          <table:table-cell office:value-type="float" office:value="0.0776425098263" calcext:value-type="float">
            <text:p>0.0776425098</text:p>
          </table:table-cell>
          <table:table-cell office:value-type="float" office:value="0.937188910051" calcext:value-type="float">
            <text:p>0.9371889101</text:p>
          </table:table-cell>
        </table:table-row>
        <table:table-row table:style-name="ro1">
          <table:table-cell office:value-type="float" office:value="0.360515396978" calcext:value-type="float">
            <text:p>0.360515397</text:p>
          </table:table-cell>
          <table:table-cell office:value-type="float" office:value="1.28743008238" calcext:value-type="float">
            <text:p>1.2874300824</text:p>
          </table:table-cell>
          <table:table-cell office:value-type="float" office:value="0.84855850183" calcext:value-type="float">
            <text:p>0.8485585018</text:p>
          </table:table-cell>
          <table:table-cell office:value-type="float" office:value="1.03120225877" calcext:value-type="float">
            <text:p>1.0312022588</text:p>
          </table:table-cell>
          <table:table-cell office:value-type="float" office:value="0.695170481973" calcext:value-type="float">
            <text:p>0.695170482</text:p>
          </table:table-cell>
          <table:table-cell office:value-type="float" office:value="1.52313276065" calcext:value-type="float">
            <text:p>1.5231327607</text:p>
          </table:table-cell>
          <table:table-cell office:value-type="float" office:value="1.22171912778" calcext:value-type="float">
            <text:p>1.2217191278</text:p>
          </table:table-cell>
          <table:table-cell office:value-type="float" office:value="1.30135769798" calcext:value-type="float">
            <text:p>1.301357698</text:p>
          </table:table-cell>
          <table:table-cell office:value-type="float" office:value="0.151364963804" calcext:value-type="float">
            <text:p>0.1513649638</text:p>
          </table:table-cell>
          <table:table-cell office:value-type="float" office:value="0.968253355635" calcext:value-type="float">
            <text:p>0.9682533556</text:p>
          </table:table-cell>
        </table:table-row>
        <table:table-row table:style-name="ro1">
          <table:table-cell office:value-type="float" office:value="0.365759537959" calcext:value-type="float">
            <text:p>0.365759538</text:p>
          </table:table-cell>
          <table:table-cell office:value-type="float" office:value="1.32708482971" calcext:value-type="float">
            <text:p>1.3270848297</text:p>
          </table:table-cell>
          <table:table-cell office:value-type="float" office:value="0.809575021761" calcext:value-type="float">
            <text:p>0.8095750218</text:p>
          </table:table-cell>
          <table:table-cell office:value-type="float" office:value="1.04016263163" calcext:value-type="float">
            <text:p>1.0401626316</text:p>
          </table:table-cell>
          <table:table-cell office:value-type="float" office:value="0.664106397785" calcext:value-type="float">
            <text:p>0.6641063978</text:p>
          </table:table-cell>
          <table:table-cell office:value-type="float" office:value="1.54833241687" calcext:value-type="float">
            <text:p>1.5483324169</text:p>
          </table:table-cell>
          <table:table-cell office:value-type="float" office:value="1.18541687076" calcext:value-type="float">
            <text:p>1.1854168708</text:p>
          </table:table-cell>
          <table:table-cell office:value-type="float" office:value="1.31815490415" calcext:value-type="float">
            <text:p>1.3181549042</text:p>
          </table:table-cell>
          <table:table-cell office:value-type="float" office:value="0.223512504924" calcext:value-type="float">
            <text:p>0.2235125049</text:p>
          </table:table-cell>
          <table:table-cell office:value-type="float" office:value="1.00281825561" calcext:value-type="float">
            <text:p>1.0028182556</text:p>
          </table:table-cell>
        </table:table-row>
        <table:table-row table:style-name="ro1">
          <table:table-cell office:value-type="float" office:value="0.367266799905" calcext:value-type="float">
            <text:p>0.3672667999</text:p>
          </table:table-cell>
          <table:table-cell office:value-type="float" office:value="1.36705642164" calcext:value-type="float">
            <text:p>1.3670564216</text:p>
          </table:table-cell>
          <table:table-cell office:value-type="float" office:value="0.771094311146" calcext:value-type="float">
            <text:p>0.7710943111</text:p>
          </table:table-cell>
          <table:table-cell office:value-type="float" office:value="1.05108210554" calcext:value-type="float">
            <text:p>1.0510821055</text:p>
          </table:table-cell>
          <table:table-cell office:value-type="float" office:value="0.653593269863" calcext:value-type="float">
            <text:p>0.6535932699</text:p>
          </table:table-cell>
          <table:table-cell office:value-type="float" office:value="1.58692612285" calcext:value-type="float">
            <text:p>1.5869261229</text:p>
          </table:table-cell>
          <table:table-cell office:value-type="float" office:value="1.15014265984" calcext:value-type="float">
            <text:p>1.1501426598</text:p>
          </table:table-cell>
          <table:table-cell office:value-type="float" office:value="1.33701571124" calcext:value-type="float">
            <text:p>1.3370157112</text:p>
          </table:table-cell>
          <table:table-cell office:value-type="float" office:value="0.293393487535" calcext:value-type="float">
            <text:p>0.2933934875</text:p>
          </table:table-cell>
          <table:table-cell office:value-type="float" office:value="1.04176242423" calcext:value-type="float">
            <text:p>1.0417624242</text:p>
          </table:table-cell>
        </table:table-row>
        <table:table-row table:style-name="ro1">
          <table:table-cell office:value-type="float" office:value="0.366313726294" calcext:value-type="float">
            <text:p>0.3663137263</text:p>
          </table:table-cell>
          <table:table-cell office:value-type="float" office:value="1.40704506566" calcext:value-type="float">
            <text:p>1.4070450657</text:p>
          </table:table-cell>
          <table:table-cell office:value-type="float" office:value="0.733357687096" calcext:value-type="float">
            <text:p>0.7333576871</text:p>
          </table:table-cell>
          <table:table-cell office:value-type="float" office:value="1.06434661478" calcext:value-type="float">
            <text:p>1.0643466148</text:p>
          </table:table-cell>
          <table:table-cell office:value-type="float" office:value="0.641795471915" calcext:value-type="float">
            <text:p>0.6417954719</text:p>
          </table:table-cell>
          <table:table-cell office:value-type="float" office:value="1.62514669275" calcext:value-type="float">
            <text:p>1.6251466928</text:p>
          </table:table-cell>
          <table:table-cell office:value-type="float" office:value="1.1148123866" calcext:value-type="float">
            <text:p>1.1148123866</text:p>
          </table:table-cell>
          <table:table-cell office:value-type="float" office:value="1.35577129155" calcext:value-type="float">
            <text:p>1.3557712916</text:p>
          </table:table-cell>
          <table:table-cell office:value-type="float" office:value="0.359946622868" calcext:value-type="float">
            <text:p>0.3599466229</text:p>
          </table:table-cell>
          <table:table-cell office:value-type="float" office:value="1.08615476791" calcext:value-type="float">
            <text:p>1.0861547679</text:p>
          </table:table-cell>
        </table:table-row>
        <table:table-row table:style-name="ro1">
          <table:table-cell office:value-type="float" office:value="0.363686374869" calcext:value-type="float">
            <text:p>0.3636863749</text:p>
          </table:table-cell>
          <table:table-cell office:value-type="float" office:value="1.44695868519" calcext:value-type="float">
            <text:p>1.4469586852</text:p>
          </table:table-cell>
          <table:table-cell office:value-type="float" office:value="0.771226751415" calcext:value-type="float">
            <text:p>0.7712267514</text:p>
          </table:table-cell>
          <table:table-cell office:value-type="float" office:value="1.0772281507" calcext:value-type="float">
            <text:p>1.0772281507</text:p>
          </table:table-cell>
          <table:table-cell office:value-type="float" office:value="0.630647423491" calcext:value-type="float">
            <text:p>0.6306474235</text:p>
          </table:table-cell>
          <table:table-cell office:value-type="float" office:value="1.66356180718" calcext:value-type="float">
            <text:p>1.6635618072</text:p>
          </table:table-cell>
          <table:table-cell office:value-type="float" office:value="1.08087190687" calcext:value-type="float">
            <text:p>1.0808719069</text:p>
          </table:table-cell>
          <table:table-cell office:value-type="float" office:value="1.37693833754" calcext:value-type="float">
            <text:p>1.3769383375</text:p>
          </table:table-cell>
          <table:table-cell office:value-type="float" office:value="0.421450512198" calcext:value-type="float">
            <text:p>0.4214505122</text:p>
          </table:table-cell>
          <table:table-cell office:value-type="float" office:value="1.13731404466" calcext:value-type="float">
            <text:p>1.1373140447</text:p>
          </table:table-cell>
        </table:table-row>
        <table:table-row table:style-name="ro1">
          <table:table-cell office:value-type="float" office:value="0.363731048951" calcext:value-type="float">
            <text:p>0.363731049</text:p>
          </table:table-cell>
          <table:table-cell office:value-type="float" office:value="1.48695866025" calcext:value-type="float">
            <text:p>1.4869586603</text:p>
          </table:table-cell>
          <table:table-cell office:value-type="float" office:value="0.810461370907" calcext:value-type="float">
            <text:p>0.8104613709</text:p>
          </table:table-cell>
          <table:table-cell office:value-type="float" office:value="1.06944068428" calcext:value-type="float">
            <text:p>1.0694406843</text:p>
          </table:table-cell>
          <table:table-cell office:value-type="float" office:value="0.625641306109" calcext:value-type="float">
            <text:p>0.6256413061</text:p>
          </table:table-cell>
          <table:table-cell office:value-type="float" office:value="1.70324730564" calcext:value-type="float">
            <text:p>1.7032473056</text:p>
          </table:table-cell>
          <table:table-cell office:value-type="float" office:value="1.05093458382" calcext:value-type="float">
            <text:p>1.0509345838</text:p>
          </table:table-cell>
          <table:table-cell office:value-type="float" office:value="1.40346675039" calcext:value-type="float">
            <text:p>1.4034667504</text:p>
          </table:table-cell>
          <table:table-cell office:value-type="float" office:value="0.481159720515" calcext:value-type="float">
            <text:p>0.4811597205</text:p>
          </table:table-cell>
          <table:table-cell office:value-type="float" office:value="1.19055698261" calcext:value-type="float">
            <text:p>1.1905569826</text:p>
          </table:table-cell>
        </table:table-row>
        <table:table-row table:style-name="ro1">
          <table:table-cell office:value-type="float" office:value="0.365561737217" calcext:value-type="float">
            <text:p>0.3655617372</text:p>
          </table:table-cell>
          <table:table-cell office:value-type="float" office:value="1.52691674554" calcext:value-type="float">
            <text:p>1.5269167455</text:p>
          </table:table-cell>
          <table:table-cell office:value-type="float" office:value="0.791712339356" calcext:value-type="float">
            <text:p>0.7917123394</text:p>
          </table:table-cell>
          <table:table-cell office:value-type="float" office:value="1.03410693531" calcext:value-type="float">
            <text:p>1.0341069353</text:p>
          </table:table-cell>
          <table:table-cell office:value-type="float" office:value="0.622143960977" calcext:value-type="float">
            <text:p>0.622143961</text:p>
          </table:table-cell>
          <table:table-cell office:value-type="float" office:value="1.74309411953" calcext:value-type="float">
            <text:p>1.7430941195</text:p>
          </table:table-cell>
          <table:table-cell office:value-type="float" office:value="1.01663625733" calcext:value-type="float">
            <text:p>1.0166362573</text:p>
          </table:table-cell>
          <table:table-cell office:value-type="float" office:value="1.42404889799" calcext:value-type="float">
            <text:p>1.424048898</text:p>
          </table:table-cell>
          <table:table-cell office:value-type="float" office:value="0.54113688851" calcext:value-type="float">
            <text:p>0.5411368885</text:p>
          </table:table-cell>
          <table:table-cell office:value-type="float" office:value="1.24349788664" calcext:value-type="float">
            <text:p>1.2434978866</text:p>
          </table:table-cell>
        </table:table-row>
        <table:table-row table:style-name="ro1">
          <table:table-cell office:value-type="float" office:value="0.377807141591" calcext:value-type="float">
            <text:p>0.3778071416</text:p>
          </table:table-cell>
          <table:table-cell office:value-type="float" office:value="1.56499626854" calcext:value-type="float">
            <text:p>1.5649962685</text:p>
          </table:table-cell>
          <table:table-cell office:value-type="float" office:value="0.761135553327" calcext:value-type="float">
            <text:p>0.7611355533</text:p>
          </table:table-cell>
          <table:table-cell office:value-type="float" office:value="1.00831817504" calcext:value-type="float">
            <text:p>1.008318175</text:p>
          </table:table-cell>
          <table:table-cell office:value-type="float" office:value="0.620278020425" calcext:value-type="float">
            <text:p>0.6202780204</text:p>
          </table:table-cell>
          <table:table-cell office:value-type="float" office:value="1.78305057415" calcext:value-type="float">
            <text:p>1.7830505742</text:p>
          </table:table-cell>
          <table:table-cell office:value-type="float" office:value="0.981555314011" calcext:value-type="float">
            <text:p>0.981555314</text:p>
          </table:table-cell>
          <table:table-cell office:value-type="float" office:value="1.44326679111" calcext:value-type="float">
            <text:p>1.4432667911</text:p>
          </table:table-cell>
          <table:table-cell office:value-type="float" office:value="0.597862810719" calcext:value-type="float">
            <text:p>0.5978628107</text:p>
          </table:table-cell>
          <table:table-cell office:value-type="float" office:value="1.29990861035" calcext:value-type="float">
            <text:p>1.2999086104</text:p>
          </table:table-cell>
        </table:table-row>
        <table:table-row table:style-name="ro1">
          <table:table-cell office:value-type="float" office:value="0.348651454495" calcext:value-type="float">
            <text:p>0.3486514545</text:p>
          </table:table-cell>
          <table:table-cell office:value-type="float" office:value="1.59238140885" calcext:value-type="float">
            <text:p>1.5923814089</text:p>
          </table:table-cell>
          <table:table-cell office:value-type="float" office:value="0.722368485061" calcext:value-type="float">
            <text:p>0.7223684851</text:p>
          </table:table-cell>
          <table:table-cell office:value-type="float" office:value="1.01817283983" calcext:value-type="float">
            <text:p>1.0181728398</text:p>
          </table:table-cell>
          <table:table-cell office:value-type="float" office:value="0.582469338806" calcext:value-type="float">
            <text:p>0.5824693388</text:p>
          </table:table-cell>
          <table:table-cell office:value-type="float" office:value="1.79610827664" calcext:value-type="float">
            <text:p>1.7961082766</text:p>
          </table:table-cell>
          <table:table-cell office:value-type="float" office:value="0.952876797103" calcext:value-type="float">
            <text:p>0.9528767971</text:p>
          </table:table-cell>
          <table:table-cell office:value-type="float" office:value="1.4711512432" calcext:value-type="float">
            <text:p>1.4711512432</text:p>
          </table:table-cell>
          <table:table-cell office:value-type="float" office:value="0.638412857737" calcext:value-type="float">
            <text:p>0.6384128577</text:p>
          </table:table-cell>
          <table:table-cell office:value-type="float" office:value="1.36887014809" calcext:value-type="float">
            <text:p>1.3688701481</text:p>
          </table:table-cell>
        </table:table-row>
        <table:table-row table:style-name="ro1">
          <table:table-cell office:value-type="float" office:value="0.361242524086" calcext:value-type="float">
            <text:p>0.3612425241</text:p>
          </table:table-cell>
          <table:table-cell office:value-type="float" office:value="1.6303480385" calcext:value-type="float">
            <text:p>1.6303480385</text:p>
          </table:table-cell>
          <table:table-cell office:value-type="float" office:value="0.682537395568" calcext:value-type="float">
            <text:p>0.6825373956</text:p>
          </table:table-cell>
          <table:table-cell office:value-type="float" office:value="1.02184493865" calcext:value-type="float">
            <text:p>1.0218449387</text:p>
          </table:table-cell>
          <table:table-cell office:value-type="float" office:value="0.60255127454" calcext:value-type="float">
            <text:p>0.6025512745</text:p>
          </table:table-cell>
          <table:table-cell office:value-type="float" office:value="1.8307018578" calcext:value-type="float">
            <text:p>1.8307018578</text:p>
          </table:table-cell>
          <table:table-cell office:value-type="float" office:value="0.916519341112" calcext:value-type="float">
            <text:p>0.9165193411</text:p>
          </table:table-cell>
          <table:table-cell office:value-type="float" office:value="1.4878286349" calcext:value-type="float">
            <text:p>1.4878286349</text:p>
          </table:table-cell>
          <table:table-cell office:value-type="float" office:value="0.5609296884" calcext:value-type="float">
            <text:p>0.5609296884</text:p>
          </table:table-cell>
          <table:table-cell office:value-type="float" office:value="1.3489613945" calcext:value-type="float">
            <text:p>1.3489613945</text:p>
          </table:table-cell>
        </table:table-row>
        <table:table-row table:style-name="ro1">
          <table:table-cell office:value-type="float" office:value="0.329388936723" calcext:value-type="float">
            <text:p>0.3293889367</text:p>
          </table:table-cell>
          <table:table-cell office:value-type="float" office:value="1.65454202478" calcext:value-type="float">
            <text:p>1.6545420248</text:p>
          </table:table-cell>
          <table:table-cell office:value-type="float" office:value="0.644973234356" calcext:value-type="float">
            <text:p>0.6449732344</text:p>
          </table:table-cell>
          <table:table-cell office:value-type="float" office:value="1.03559025758" calcext:value-type="float">
            <text:p>1.0355902576</text:p>
          </table:table-cell>
          <table:table-cell office:value-type="float" office:value="0.563407463081" calcext:value-type="float">
            <text:p>0.5634074631</text:p>
          </table:table-cell>
          <table:table-cell office:value-type="float" office:value="1.83893362702" calcext:value-type="float">
            <text:p>1.838933627</text:p>
          </table:table-cell>
          <table:table-cell office:value-type="float" office:value="0.901361232519" calcext:value-type="float">
            <text:p>0.9013612325</text:p>
          </table:table-cell>
          <table:table-cell office:value-type="float" office:value="1.52484527634" calcext:value-type="float">
            <text:p>1.5248452763</text:p>
          </table:table-cell>
          <table:table-cell office:value-type="float" office:value="0.590891122831" calcext:value-type="float">
            <text:p>0.5908911228</text:p>
          </table:table-cell>
          <table:table-cell office:value-type="float" office:value="1.42313896824" calcext:value-type="float">
            <text:p>1.4231389682</text:p>
          </table:table-cell>
        </table:table-row>
        <table:table-row table:style-name="ro1">
          <table:table-cell office:value-type="float" office:value="0.315544101527" calcext:value-type="float">
            <text:p>0.3155441015</text:p>
          </table:table-cell>
          <table:table-cell office:value-type="float" office:value="1.6920696218" calcext:value-type="float">
            <text:p>1.6920696218</text:p>
          </table:table-cell>
          <table:table-cell office:value-type="float" office:value="0.605305912018" calcext:value-type="float">
            <text:p>0.605305912</text:p>
          </table:table-cell>
          <table:table-cell office:value-type="float" office:value="1.04073841633" calcext:value-type="float">
            <text:p>1.0407384163</text:p>
          </table:table-cell>
          <table:table-cell office:value-type="float" office:value="0.57169268366" calcext:value-type="float">
            <text:p>0.5716926837</text:p>
          </table:table-cell>
          <table:table-cell office:value-type="float" office:value="1.87806615977" calcext:value-type="float">
            <text:p>1.8780661598</text:p>
          </table:table-cell>
          <table:table-cell office:value-type="float" office:value="0.863471281558" calcext:value-type="float">
            <text:p>0.8634712816</text:p>
          </table:table-cell>
          <table:table-cell office:value-type="float" office:value="1.53766524577" calcext:value-type="float">
            <text:p>1.5376652458</text:p>
          </table:table-cell>
          <table:table-cell office:value-type="float" office:value="0.519991529704" calcext:value-type="float">
            <text:p>0.5199915297</text:p>
          </table:table-cell>
          <table:table-cell office:value-type="float" office:value="1.38608161142" calcext:value-type="float">
            <text:p>1.3860816114</text:p>
          </table:table-cell>
        </table:table-row>
        <table:table-row table:style-name="ro1">
          <table:table-cell office:value-type="float" office:value="0.284105394557" calcext:value-type="float">
            <text:p>0.2841053946</text:p>
          </table:table-cell>
          <table:table-cell office:value-type="float" office:value="1.71680032547" calcext:value-type="float">
            <text:p>1.7168003255</text:p>
          </table:table-cell>
          <table:table-cell office:value-type="float" office:value="0.567964430218" calcext:value-type="float">
            <text:p>0.5679644302</text:p>
          </table:table-cell>
          <table:table-cell office:value-type="float" office:value="1.055077654" calcext:value-type="float">
            <text:p>1.055077654</text:p>
          </table:table-cell>
          <table:table-cell office:value-type="float" office:value="0.531694564438" calcext:value-type="float">
            <text:p>0.5316945644</text:p>
          </table:table-cell>
          <table:table-cell office:value-type="float" office:value="1.8784540498" calcext:value-type="float">
            <text:p>1.8784540498</text:p>
          </table:table-cell>
          <table:table-cell office:value-type="float" office:value="0.826445164913" calcext:value-type="float">
            <text:p>0.8264451649</text:p>
          </table:table-cell>
          <table:table-cell office:value-type="float" office:value="1.55280019493" calcext:value-type="float">
            <text:p>1.5528001949</text:p>
          </table:table-cell>
          <table:table-cell office:value-type="float" office:value="0.495921553314" calcext:value-type="float">
            <text:p>0.4959215533</text:p>
          </table:table-cell>
          <table:table-cell office:value-type="float" office:value="1.46237470571" calcext:value-type="float">
            <text:p>1.4623747057</text:p>
          </table:table-cell>
        </table:table-row>
        <table:table-row table:style-name="ro1">
          <table:table-cell office:value-type="float" office:value="0.250127967811" calcext:value-type="float">
            <text:p>0.2501279678</text:p>
          </table:table-cell>
          <table:table-cell office:value-type="float" office:value="1.73790801298" calcext:value-type="float">
            <text:p>1.737908013</text:p>
          </table:table-cell>
          <table:table-cell office:value-type="float" office:value="0.527971889083" calcext:value-type="float">
            <text:p>0.5279718891</text:p>
          </table:table-cell>
          <table:table-cell office:value-type="float" office:value="1.05585008757" calcext:value-type="float">
            <text:p>1.0558500876</text:p>
          </table:table-cell>
          <table:table-cell office:value-type="float" office:value="0.492345134523" calcext:value-type="float">
            <text:p>0.4923451345</text:p>
          </table:table-cell>
          <table:table-cell office:value-type="float" office:value="1.88563892038" calcext:value-type="float">
            <text:p>1.8856389204</text:p>
          </table:table-cell>
          <table:table-cell office:value-type="float" office:value="0.788261966419" calcext:value-type="float">
            <text:p>0.7882619664</text:p>
          </table:table-cell>
          <table:table-cell office:value-type="float" office:value="1.56471838912" calcext:value-type="float">
            <text:p>1.5647183891</text:p>
          </table:table-cell>
          <table:table-cell office:value-type="float" office:value="0.447828965536" calcext:value-type="float">
            <text:p>0.4478289655</text:p>
          </table:table-cell>
          <table:table-cell office:value-type="float" office:value="1.39844425131" calcext:value-type="float">
            <text:p>1.3984442513</text:p>
          </table:table-cell>
        </table:table-row>
        <table:table-row table:style-name="ro1">
          <table:table-cell office:value-type="float" office:value="0.213188694133" calcext:value-type="float">
            <text:p>0.2131886941</text:p>
          </table:table-cell>
          <table:table-cell office:value-type="float" office:value="1.75325369837" calcext:value-type="float">
            <text:p>1.7532536984</text:p>
          </table:table-cell>
          <table:table-cell office:value-type="float" office:value="0.490358329784" calcext:value-type="float">
            <text:p>0.4903583298</text:p>
          </table:table-cell>
          <table:table-cell office:value-type="float" office:value="1.0694596488" calcext:value-type="float">
            <text:p>1.0694596488</text:p>
          </table:table-cell>
          <table:table-cell office:value-type="float" office:value="0.45270167182" calcext:value-type="float">
            <text:p>0.4527016718</text:p>
          </table:table-cell>
          <table:table-cell office:value-type="float" office:value="1.89096769744" calcext:value-type="float">
            <text:p>1.8909676974</text:p>
          </table:table-cell>
          <table:table-cell office:value-type="float" office:value="0.751714535774" calcext:value-type="float">
            <text:p>0.7517145358</text:p>
          </table:table-cell>
          <table:table-cell office:value-type="float" office:value="1.58097524347" calcext:value-type="float">
            <text:p>1.5809752435</text:p>
          </table:table-cell>
          <table:table-cell office:value-type="float" office:value="0.433561065683" calcext:value-type="float">
            <text:p>0.4335610657</text:p>
          </table:table-cell>
          <table:table-cell office:value-type="float" office:value="1.47716163842" calcext:value-type="float">
            <text:p>1.4771616384</text:p>
          </table:table-cell>
        </table:table-row>
        <table:table-row table:style-name="ro1">
          <table:table-cell office:value-type="float" office:value="0.173648173967" calcext:value-type="float">
            <text:p>0.173648174</text:p>
          </table:table-cell>
          <table:table-cell office:value-type="float" office:value="1.75929913177" calcext:value-type="float">
            <text:p>1.7592991318</text:p>
          </table:table-cell>
          <table:table-cell office:value-type="float" office:value="0.451564901478" calcext:value-type="float">
            <text:p>0.4515649015</text:p>
          </table:table-cell>
          <table:table-cell office:value-type="float" office:value="1.07921002931" calcext:value-type="float">
            <text:p>1.0792100293</text:p>
          </table:table-cell>
          <table:table-cell office:value-type="float" office:value="0.412915707164" calcext:value-type="float">
            <text:p>0.4129157072</text:p>
          </table:table-cell>
          <table:table-cell office:value-type="float" office:value="1.89510013212" calcext:value-type="float">
            <text:p>1.8951001321</text:p>
          </table:table-cell>
          <table:table-cell office:value-type="float" office:value="0.712718145498" calcext:value-type="float">
            <text:p>0.7127181455</text:p>
          </table:table-cell>
          <table:table-cell office:value-type="float" office:value="1.58987926197" calcext:value-type="float">
            <text:p>1.589879262</text:p>
          </table:table-cell>
          <table:table-cell office:value-type="float" office:value="0.361927013486" calcext:value-type="float">
            <text:p>0.3619270135</text:p>
          </table:table-cell>
          <table:table-cell office:value-type="float" office:value="1.44154475245" calcext:value-type="float">
            <text:p>1.4415447525</text:p>
          </table:table-cell>
        </table:table-row>
        <table:table-row table:style-name="ro1">
          <table:table-cell office:value-type="float" office:value="0.134766712973" calcext:value-type="float">
            <text:p>0.134766713</text:p>
          </table:table-cell>
          <table:table-cell office:value-type="float" office:value="1.76869232031" calcext:value-type="float">
            <text:p>1.7686923203</text:p>
          </table:table-cell>
          <table:table-cell office:value-type="float" office:value="0.413482158049" calcext:value-type="float">
            <text:p>0.413482158</text:p>
          </table:table-cell>
          <table:table-cell office:value-type="float" office:value="1.0914454146" calcext:value-type="float">
            <text:p>1.0914454146</text:p>
          </table:table-cell>
          <table:table-cell office:value-type="float" office:value="0.373668090821" calcext:value-type="float">
            <text:p>0.3736680908</text:p>
          </table:table-cell>
          <table:table-cell office:value-type="float" office:value="1.90282182957" calcext:value-type="float">
            <text:p>1.9028218296</text:p>
          </table:table-cell>
          <table:table-cell office:value-type="float" office:value="0.675273873797" calcext:value-type="float">
            <text:p>0.6752738738</text:p>
          </table:table-cell>
          <table:table-cell office:value-type="float" office:value="1.6039478979" calcext:value-type="float">
            <text:p>1.6039478979</text:p>
          </table:table-cell>
          <table:table-cell office:value-type="float" office:value="0.363888252663" calcext:value-type="float">
            <text:p>0.3638882527</text:p>
          </table:table-cell>
          <table:table-cell office:value-type="float" office:value="1.52152070847" calcext:value-type="float">
            <text:p>1.5215207085</text:p>
          </table:table-cell>
        </table:table-row>
        <table:table-row table:style-name="ro1">
          <table:table-cell office:value-type="float" office:value="0.0947803744242" calcext:value-type="float">
            <text:p>0.0947803744</text:p>
          </table:table-cell>
          <table:table-cell office:value-type="float" office:value="1.76764698328" calcext:value-type="float">
            <text:p>1.7676469833</text:p>
          </table:table-cell>
          <table:table-cell office:value-type="float" office:value="0.3737412928" calcext:value-type="float">
            <text:p>0.3737412928</text:p>
          </table:table-cell>
          <table:table-cell office:value-type="float" office:value="1.09599114108" calcext:value-type="float">
            <text:p>1.0959911411</text:p>
          </table:table-cell>
          <table:table-cell office:value-type="float" office:value="0.333813261722" calcext:value-type="float">
            <text:p>0.3338132617</text:p>
          </table:table-cell>
          <table:table-cell office:value-type="float" office:value="1.90622661993" calcext:value-type="float">
            <text:p>1.9062266199</text:p>
          </table:table-cell>
          <table:table-cell office:value-type="float" office:value="0.636204421022" calcext:value-type="float">
            <text:p>0.636204421</text:p>
          </table:table-cell>
          <table:table-cell office:value-type="float" office:value="1.61252565167" calcext:value-type="float">
            <text:p>1.6125256517</text:p>
          </table:table-cell>
          <table:table-cell office:value-type="float" office:value="0.308507417764" calcext:value-type="float">
            <text:p>0.3085074178</text:p>
          </table:table-cell>
          <table:table-cell office:value-type="float" office:value="1.46378888773" calcext:value-type="float">
            <text:p>1.4637888877</text:p>
          </table:table-cell>
        </table:table-row>
        <table:table-row table:style-name="ro1">
          <table:table-cell office:value-type="float" office:value="0.0553707824949" calcext:value-type="float">
            <text:p>0.0553707825</text:p>
          </table:table-cell>
          <table:table-cell office:value-type="float" office:value="1.77449417716" calcext:value-type="float">
            <text:p>1.7744941772</text:p>
          </table:table-cell>
          <table:table-cell office:value-type="float" office:value="0.334107017062" calcext:value-type="float">
            <text:p>0.3341070171</text:p>
          </table:table-cell>
          <table:table-cell office:value-type="float" office:value="1.10138782401" calcext:value-type="float">
            <text:p>1.101387824</text:p>
          </table:table-cell>
          <table:table-cell office:value-type="float" office:value="0.293991358125" calcext:value-type="float">
            <text:p>0.2939913581</text:p>
          </table:table-cell>
          <table:table-cell office:value-type="float" office:value="1.90999703025" calcext:value-type="float">
            <text:p>1.9099970303</text:p>
          </table:table-cell>
          <table:table-cell office:value-type="float" office:value="0.59675262412" calcext:value-type="float">
            <text:p>0.5967526241</text:p>
          </table:table-cell>
          <table:table-cell office:value-type="float" office:value="1.61912532751" calcext:value-type="float">
            <text:p>1.6191253275</text:p>
          </table:table-cell>
          <table:table-cell office:value-type="float" office:value="0.244311271229" calcext:value-type="float">
            <text:p>0.2443112712</text:p>
          </table:table-cell>
          <table:table-cell office:value-type="float" office:value="1.51152623967" calcext:value-type="float">
            <text:p>1.5115262397</text:p>
          </table:table-cell>
        </table:table-row>
        <table:table-row table:style-name="ro1">
          <table:table-cell office:value-type="float" office:value="0.0173015119917" calcext:value-type="float">
            <text:p>0.017301512</text:p>
          </table:table-cell>
          <table:table-cell office:value-type="float" office:value="1.76221693629" calcext:value-type="float">
            <text:p>1.7622169363</text:p>
          </table:table-cell>
          <table:table-cell office:value-type="float" office:value="0.295414697496" calcext:value-type="float">
            <text:p>0.2954146975</text:p>
          </table:table-cell>
          <table:table-cell office:value-type="float" office:value="1.09124364309" calcext:value-type="float">
            <text:p>1.0912436431</text:p>
          </table:table-cell>
          <table:table-cell office:value-type="float" office:value="0.254098733923" calcext:value-type="float">
            <text:p>0.2540987339</text:p>
          </table:table-cell>
          <table:table-cell office:value-type="float" office:value="1.91292594374" calcext:value-type="float">
            <text:p>1.9129259437</text:p>
          </table:table-cell>
          <table:table-cell office:value-type="float" office:value="0.557519120931" calcext:value-type="float">
            <text:p>0.5575191209</text:p>
          </table:table-cell>
          <table:table-cell office:value-type="float" office:value="1.62691841596" calcext:value-type="float">
            <text:p>1.626918416</text:p>
          </table:table-cell>
          <table:table-cell office:value-type="float" office:value="0.245761528404" calcext:value-type="float">
            <text:p>0.2457615284</text:p>
          </table:table-cell>
          <table:table-cell office:value-type="float" office:value="1.43153938604" calcext:value-type="float">
            <text:p>1.431539386</text:p>
          </table:table-cell>
        </table:table-row>
        <table:table-row table:style-name="ro1">
          <table:table-cell office:value-type="float" office:value="-0.0225958547245" calcext:value-type="float">
            <text:p>-0.0225958547</text:p>
          </table:table-cell>
          <table:table-cell office:value-type="float" office:value="1.75935334953" calcext:value-type="float">
            <text:p>1.7593533495</text:p>
          </table:table-cell>
          <table:table-cell office:value-type="float" office:value="0.255422744809" calcext:value-type="float">
            <text:p>0.2554227448</text:p>
          </table:table-cell>
          <table:table-cell office:value-type="float" office:value="1.09044132124" calcext:value-type="float">
            <text:p>1.0904413212</text:p>
          </table:table-cell>
          <table:table-cell office:value-type="float" office:value="0.214155271419" calcext:value-type="float">
            <text:p>0.2141552714</text:p>
          </table:table-cell>
          <table:table-cell office:value-type="float" office:value="1.91505192662" calcext:value-type="float">
            <text:p>1.9150519266</text:p>
          </table:table-cell>
          <table:table-cell office:value-type="float" office:value="0.519557158572" calcext:value-type="float">
            <text:p>0.5195571586</text:p>
          </table:table-cell>
          <table:table-cell office:value-type="float" office:value="1.63952355038" calcext:value-type="float">
            <text:p>1.6395235504</text:p>
          </table:table-cell>
          <table:table-cell office:value-type="float" office:value="0.193185992855" calcext:value-type="float">
            <text:p>0.1931859929</text:p>
          </table:table-cell>
          <table:table-cell office:value-type="float" office:value="1.49183708966" calcext:value-type="float">
            <text:p>1.4918370897</text:p>
          </table:table-cell>
        </table:table-row>
        <table:table-row table:style-name="ro1">
          <table:table-cell office:value-type="float" office:value="-0.0618946812844" calcext:value-type="float">
            <text:p>-0.0618946813</text:p>
          </table:table-cell>
          <table:table-cell office:value-type="float" office:value="1.75189665918" calcext:value-type="float">
            <text:p>1.7518966592</text:p>
          </table:table-cell>
          <table:table-cell office:value-type="float" office:value="0.21558020265" calcext:value-type="float">
            <text:p>0.2155802027</text:p>
          </table:table-cell>
          <table:table-cell office:value-type="float" office:value="1.08689564298" calcext:value-type="float">
            <text:p>1.086895643</text:p>
          </table:table-cell>
          <table:table-cell office:value-type="float" office:value="0.174244043955" calcext:value-type="float">
            <text:p>0.174244044</text:p>
          </table:table-cell>
          <table:table-cell office:value-type="float" office:value="1.91771536844" calcext:value-type="float">
            <text:p>1.9177153684</text:p>
          </table:table-cell>
          <table:table-cell office:value-type="float" office:value="0.493243827388" calcext:value-type="float">
            <text:p>0.4932438274</text:p>
          </table:table-cell>
          <table:table-cell office:value-type="float" office:value="1.66965009353" calcext:value-type="float">
            <text:p>1.6696500935</text:p>
          </table:table-cell>
          <table:table-cell office:value-type="float" office:value="0.12558199059" calcext:value-type="float">
            <text:p>0.1255819906</text:p>
          </table:table-cell>
          <table:table-cell office:value-type="float" office:value="1.44906211008" calcext:value-type="float">
            <text:p>1.4490621101</text:p>
          </table:table-cell>
        </table:table-row>
        <table:table-row table:style-name="ro1">
          <table:table-cell office:value-type="float" office:value="-0.10188286206" calcext:value-type="float">
            <text:p>-0.1018828621</text:p>
          </table:table-cell>
          <table:table-cell office:value-type="float" office:value="1.75286897509" calcext:value-type="float">
            <text:p>1.7528689751</text:p>
          </table:table-cell>
          <table:table-cell office:value-type="float" office:value="0.175598456416" calcext:value-type="float">
            <text:p>0.1755984564</text:p>
          </table:table-cell>
          <table:table-cell office:value-type="float" office:value="1.08810393436" calcext:value-type="float">
            <text:p>1.0881039344</text:p>
          </table:table-cell>
          <table:table-cell office:value-type="float" office:value="0.134345114185" calcext:value-type="float">
            <text:p>0.1343451142</text:p>
          </table:table-cell>
          <table:table-cell office:value-type="float" office:value="1.92055709383" calcext:value-type="float">
            <text:p>1.9205570938</text:p>
          </table:table-cell>
          <table:table-cell office:value-type="float" office:value="0.468483597927" calcext:value-type="float">
            <text:p>0.4684835979</text:p>
          </table:table-cell>
          <table:table-cell office:value-type="float" office:value="1.7010655521" calcext:value-type="float">
            <text:p>1.7010655521</text:p>
          </table:table-cell>
          <table:table-cell office:value-type="float" office:value="0.13053271781" calcext:value-type="float">
            <text:p>0.1305327178</text:p>
          </table:table-cell>
          <table:table-cell office:value-type="float" office:value="1.52890877751" calcext:value-type="float">
            <text:p>1.5289087775</text:p>
          </table:table-cell>
        </table:table-row>
        <table:table-row table:style-name="ro1">
          <table:table-cell office:value-type="float" office:value="-0.141130942759" calcext:value-type="float">
            <text:p>-0.1411309428</text:p>
          </table:table-cell>
          <table:table-cell office:value-type="float" office:value="1.74514963824" calcext:value-type="float">
            <text:p>1.7451496382</text:p>
          </table:table-cell>
          <table:table-cell office:value-type="float" office:value="0.135613422737" calcext:value-type="float">
            <text:p>0.1356134227</text:p>
          </table:table-cell>
          <table:table-cell office:value-type="float" office:value="1.08919804665" calcext:value-type="float">
            <text:p>1.0891980467</text:p>
          </table:table-cell>
          <table:table-cell office:value-type="float" office:value="0.0943491581029" calcext:value-type="float">
            <text:p>0.0943491581</text:p>
          </table:table-cell>
          <table:table-cell office:value-type="float" office:value="1.92112586188" calcext:value-type="float">
            <text:p>1.9211258619</text:p>
          </table:table-cell>
          <table:table-cell office:value-type="float" office:value="0.440215245928" calcext:value-type="float">
            <text:p>0.4402152459</text:p>
          </table:table-cell>
          <table:table-cell office:value-type="float" office:value="1.72936573364" calcext:value-type="float">
            <text:p>1.7293657336</text:p>
          </table:table-cell>
          <table:table-cell office:value-type="float" office:value="0.0826323230363" calcext:value-type="float">
            <text:p>0.082632323</text:p>
          </table:table-cell>
          <table:table-cell office:value-type="float" office:value="1.46483419456" calcext:value-type="float">
            <text:p>1.4648341946</text:p>
          </table:table-cell>
        </table:table-row>
        <table:table-row table:style-name="ro1">
          <table:table-cell office:value-type="float" office:value="-0.181050048399" calcext:value-type="float">
            <text:p>-0.1810500484</text:p>
          </table:table-cell>
          <table:table-cell office:value-type="float" office:value="1.74769227563" calcext:value-type="float">
            <text:p>1.7476922756</text:p>
          </table:table-cell>
          <table:table-cell office:value-type="float" office:value="0.0957162428596" calcext:value-type="float">
            <text:p>0.0957162429</text:p>
          </table:table-cell>
          <table:table-cell office:value-type="float" office:value="1.09206423538" calcext:value-type="float">
            <text:p>1.0920642354</text:p>
          </table:table-cell>
          <table:table-cell office:value-type="float" office:value="0.0543521089998" calcext:value-type="float">
            <text:p>0.054352109</text:p>
          </table:table-cell>
          <table:table-cell office:value-type="float" office:value="1.92063999868" calcext:value-type="float">
            <text:p>1.9206399987</text:p>
          </table:table-cell>
          <table:table-cell office:value-type="float" office:value="0.40935029066" calcext:value-type="float">
            <text:p>0.4093502907</text:p>
          </table:table-cell>
          <table:table-cell office:value-type="float" office:value="1.7548088965" calcext:value-type="float">
            <text:p>1.7548088965</text:p>
          </table:table-cell>
          <table:table-cell office:value-type="float" office:value="0.00280656494762" calcext:value-type="float">
            <text:p>0.0028065649</text:p>
          </table:table-cell>
          <table:table-cell office:value-type="float" office:value="1.47011134773" calcext:value-type="float">
            <text:p>1.4701113477</text:p>
          </table:table-cell>
        </table:table-row>
        <table:table-row table:style-name="ro1">
          <table:table-cell office:value-type="float" office:value="-0.218435449856" calcext:value-type="float">
            <text:p>-0.2184354499</text:p>
          </table:table-cell>
          <table:table-cell office:value-type="float" office:value="1.73346793882" calcext:value-type="float">
            <text:p>1.7334679388</text:p>
          </table:table-cell>
          <table:table-cell office:value-type="float" office:value="0.0557309282457" calcext:value-type="float">
            <text:p>0.0557309282</text:p>
          </table:table-cell>
          <table:table-cell office:value-type="float" office:value="1.09098043871" calcext:value-type="float">
            <text:p>1.0909804387</text:p>
          </table:table-cell>
          <table:table-cell office:value-type="float" office:value="0.0143980015963" calcext:value-type="float">
            <text:p>0.0143980016</text:p>
          </table:table-cell>
          <table:table-cell office:value-type="float" office:value="1.9225555408" calcext:value-type="float">
            <text:p>1.9225555408</text:p>
          </table:table-cell>
          <table:table-cell office:value-type="float" office:value="0.374557927204" calcext:value-type="float">
            <text:p>0.3745579272</text:p>
          </table:table-cell>
          <table:table-cell office:value-type="float" office:value="1.77454443412" calcext:value-type="float">
            <text:p>1.7745444341</text:p>
          </table:table-cell>
          <table:table-cell office:value-type="float" office:value="0.0827007074452" calcext:value-type="float">
            <text:p>0.0827007074</text:p>
          </table:table-cell>
          <table:table-cell office:value-type="float" office:value="1.46599722636" calcext:value-type="float">
            <text:p>1.4659972264</text:p>
          </table:table-cell>
        </table:table-row>
        <table:table-row table:style-name="ro1">
          <table:table-cell office:value-type="float" office:value="-0.257744972274" calcext:value-type="float">
            <text:p>-0.2577449723</text:p>
          </table:table-cell>
          <table:table-cell office:value-type="float" office:value="1.72606784102" calcext:value-type="float">
            <text:p>1.726067841</text:p>
          </table:table-cell>
          <table:table-cell office:value-type="float" office:value="0.0157324469885" calcext:value-type="float">
            <text:p>0.015732447</text:p>
          </table:table-cell>
          <table:table-cell office:value-type="float" office:value="1.09063187434" calcext:value-type="float">
            <text:p>1.0906318743</text:p>
          </table:table-cell>
          <table:table-cell office:value-type="float" office:value="-0.0256019879267" calcext:value-type="float">
            <text:p>-0.0256019879</text:p>
          </table:table-cell>
          <table:table-cell office:value-type="float" office:value="1.9225844918" calcext:value-type="float">
            <text:p>1.9225844918</text:p>
          </table:table-cell>
          <table:table-cell office:value-type="float" office:value="0.337055469255" calcext:value-type="float">
            <text:p>0.3370554693</text:p>
          </table:table-cell>
          <table:table-cell office:value-type="float" office:value="1.78845722133" calcext:value-type="float">
            <text:p>1.7884572213</text:p>
          </table:table-cell>
          <table:table-cell office:value-type="float" office:value="0.00274444684192" calcext:value-type="float">
            <text:p>0.0027444468</text:p>
          </table:table-cell>
          <table:table-cell office:value-type="float" office:value="1.4633521573" calcext:value-type="float">
            <text:p>1.4633521573</text:p>
          </table:table-cell>
        </table:table-row>
        <table:table-row table:style-name="ro1">
          <table:table-cell office:value-type="float" office:value="-0.29772165103" calcext:value-type="float">
            <text:p>-0.297721651</text:p>
          </table:table-cell>
          <table:table-cell office:value-type="float" office:value="1.72470213402" calcext:value-type="float">
            <text:p>1.724702134</text:p>
          </table:table-cell>
          <table:table-cell office:value-type="float" office:value="-0.0242289213211" calcext:value-type="float">
            <text:p>-0.0242289213</text:p>
          </table:table-cell>
          <table:table-cell office:value-type="float" office:value="1.08887430704" calcext:value-type="float">
            <text:p>1.088874307</text:p>
          </table:table-cell>
          <table:table-cell office:value-type="float" office:value="-0.0656019762948" calcext:value-type="float">
            <text:p>-0.0656019763</text:p>
          </table:table-cell>
          <table:table-cell office:value-type="float" office:value="1.92261499667" calcext:value-type="float">
            <text:p>1.9226149967</text:p>
          </table:table-cell>
          <table:table-cell office:value-type="float" office:value="0.298676150832" calcext:value-type="float">
            <text:p>0.2986761508</text:p>
          </table:table-cell>
          <table:table-cell office:value-type="float" office:value="1.79972788756" calcext:value-type="float">
            <text:p>1.7997278876</text:p>
          </table:table-cell>
          <table:table-cell office:value-type="float" office:value="-0.0770721648463" calcext:value-type="float">
            <text:p>-0.0770721648</text:p>
          </table:table-cell>
          <table:table-cell office:value-type="float" office:value="1.45793842489" calcext:value-type="float">
            <text:p>1.4579384249</text:p>
          </table:table-cell>
        </table:table-row>
        <table:table-row table:style-name="ro1">
          <table:table-cell office:value-type="float" office:value="-0.337469036332" calcext:value-type="float">
            <text:p>-0.3374690363</text:p>
          </table:table-cell>
          <table:table-cell office:value-type="float" office:value="1.72919049248" calcext:value-type="float">
            <text:p>1.7291904925</text:p>
          </table:table-cell>
          <table:table-cell office:value-type="float" office:value="-0.0641550979559" calcext:value-type="float">
            <text:p>-0.064155098</text:p>
          </table:table-cell>
          <table:table-cell office:value-type="float" office:value="1.09130338491" calcext:value-type="float">
            <text:p>1.0913033849</text:p>
          </table:table-cell>
          <table:table-cell office:value-type="float" office:value="-0.105601971654" calcext:value-type="float">
            <text:p>-0.1056019717</text:p>
          </table:table-cell>
          <table:table-cell office:value-type="float" office:value="1.92263426525" calcext:value-type="float">
            <text:p>1.9226342653</text:p>
          </table:table-cell>
          <table:table-cell office:value-type="float" office:value="0.259352775125" calcext:value-type="float">
            <text:p>0.2593527751</text:p>
          </table:table-cell>
          <table:table-cell office:value-type="float" office:value="1.80705401362" calcext:value-type="float">
            <text:p>1.8070540136</text:p>
          </table:table-cell>
          <table:table-cell office:value-type="float" office:value="-0.157026165046" calcext:value-type="float">
            <text:p>-0.157026165</text:p>
          </table:table-cell>
          <table:table-cell office:value-type="float" office:value="1.45522588881" calcext:value-type="float">
            <text:p>1.4552258888</text:p>
          </table:table-cell>
        </table:table-row>
        <table:table-row table:style-name="ro1">
          <table:table-cell office:value-type="float" office:value="-0.377263386342" calcext:value-type="float">
            <text:p>-0.3772633863</text:p>
          </table:table-cell>
          <table:table-cell office:value-type="float" office:value="1.72513960279" calcext:value-type="float">
            <text:p>1.7251396028</text:p>
          </table:table-cell>
          <table:table-cell office:value-type="float" office:value="-0.103859773538" calcext:value-type="float">
            <text:p>-0.1038597735</text:p>
          </table:table-cell>
          <table:table-cell office:value-type="float" office:value="1.09615505853" calcext:value-type="float">
            <text:p>1.0961550585</text:p>
          </table:table-cell>
          <table:table-cell office:value-type="float" office:value="-0.145601971591" calcext:value-type="float">
            <text:p>-0.1456019716</text:p>
          </table:table-cell>
          <table:table-cell office:value-type="float" office:value="1.92263203073" calcext:value-type="float">
            <text:p>1.9226320307</text:p>
          </table:table-cell>
          <table:table-cell office:value-type="float" office:value="0.219429661817" calcext:value-type="float">
            <text:p>0.2194296618</text:p>
          </table:table-cell>
          <table:table-cell office:value-type="float" office:value="1.80953292946" calcext:value-type="float">
            <text:p>1.8095329295</text:p>
          </table:table-cell>
          <table:table-cell office:value-type="float" office:value="-0.0948005184129" calcext:value-type="float">
            <text:p>-0.0948005184</text:p>
          </table:table-cell>
          <table:table-cell office:value-type="float" office:value="1.5055047999" calcext:value-type="float">
            <text:p>1.5055047999</text:p>
          </table:table-cell>
        </table:table-row>
        <table:table-row table:style-name="ro1">
          <table:table-cell office:value-type="float" office:value="-0.417176253152" calcext:value-type="float">
            <text:p>-0.4171762532</text:p>
          </table:table-cell>
          <table:table-cell office:value-type="float" office:value="1.72250084115" calcext:value-type="float">
            <text:p>1.7225008412</text:p>
          </table:table-cell>
          <table:table-cell office:value-type="float" office:value="-0.143837637122" calcext:value-type="float">
            <text:p>-0.1438376371</text:p>
          </table:table-cell>
          <table:table-cell office:value-type="float" office:value="1.09748563105" calcext:value-type="float">
            <text:p>1.0974856311</text:p>
          </table:table-cell>
          <table:table-cell office:value-type="float" office:value="-0.185601971529" calcext:value-type="float">
            <text:p>-0.1856019715</text:p>
          </table:table-cell>
          <table:table-cell office:value-type="float" office:value="1.92262979622" calcext:value-type="float">
            <text:p>1.9226297962</text:p>
          </table:table-cell>
          <table:table-cell office:value-type="float" office:value="0.179431923313" calcext:value-type="float">
            <text:p>0.1794319233</text:p>
          </table:table-cell>
          <table:table-cell office:value-type="float" office:value="1.8091075889" calcext:value-type="float">
            <text:p>1.8091075889</text:p>
          </table:table-cell>
          <table:table-cell office:value-type="float" office:value="-0.167246106565" calcext:value-type="float">
            <text:p>-0.1672461066</text:p>
          </table:table-cell>
          <table:table-cell office:value-type="float" office:value="1.4715690259" calcext:value-type="float">
            <text:p>1.4715690259</text:p>
          </table:table-cell>
        </table:table-row>
        <table:table-row table:style-name="ro1">
          <table:table-cell office:value-type="float" office:value="-0.457176083876" calcext:value-type="float">
            <text:p>-0.4571760839</text:p>
          </table:table-cell>
          <table:table-cell office:value-type="float" office:value="1.72261721154" calcext:value-type="float">
            <text:p>1.7226172115</text:p>
          </table:table-cell>
          <table:table-cell office:value-type="float" office:value="-0.183799928192" calcext:value-type="float">
            <text:p>-0.1837999282</text:p>
          </table:table-cell>
          <table:table-cell office:value-type="float" office:value="1.09574917129" calcext:value-type="float">
            <text:p>1.0957491713</text:p>
          </table:table-cell>
          <table:table-cell office:value-type="float" office:value="-0.225601971468" calcext:value-type="float">
            <text:p>-0.2256019715</text:p>
          </table:table-cell>
          <table:table-cell office:value-type="float" office:value="1.92262759105" calcext:value-type="float">
            <text:p>1.9226275911</text:p>
          </table:table-cell>
          <table:table-cell office:value-type="float" office:value="0.139571124906" calcext:value-type="float">
            <text:p>0.1395711249</text:p>
          </table:table-cell>
          <table:table-cell office:value-type="float" office:value="1.80577340978" calcext:value-type="float">
            <text:p>1.8057734098</text:p>
          </table:table-cell>
          <table:table-cell office:value-type="float" office:value="-0.245939487558" calcext:value-type="float">
            <text:p>-0.2459394876</text:p>
          </table:table-cell>
          <table:table-cell office:value-type="float" office:value="1.45716931104" calcext:value-type="float">
            <text:p>1.457169311</text:p>
          </table:table-cell>
        </table:table-row>
        <table:table-row table:style-name="ro1">
          <table:table-cell office:value-type="float" office:value="-0.496368142296" calcext:value-type="float">
            <text:p>-0.4963681423</text:p>
          </table:table-cell>
          <table:table-cell office:value-type="float" office:value="1.73061612127" calcext:value-type="float">
            <text:p>1.7306161213</text:p>
          </table:table-cell>
          <table:table-cell office:value-type="float" office:value="-0.223741310662" calcext:value-type="float">
            <text:p>-0.2237413107</text:p>
          </table:table-cell>
          <table:table-cell office:value-type="float" office:value="1.0979138806" calcext:value-type="float">
            <text:p>1.0979138806</text:p>
          </table:table-cell>
          <table:table-cell office:value-type="float" office:value="-0.265597082886" calcext:value-type="float">
            <text:p>-0.2655970829</text:p>
          </table:table-cell>
          <table:table-cell office:value-type="float" office:value="1.92325294109" calcext:value-type="float">
            <text:p>1.9232529411</text:p>
          </table:table-cell>
          <table:table-cell office:value-type="float" office:value="0.100008517857" calcext:value-type="float">
            <text:p>0.1000085179</text:p>
          </table:table-cell>
          <table:table-cell office:value-type="float" office:value="1.79987424684" calcext:value-type="float">
            <text:p>1.7998742468</text:p>
          </table:table-cell>
          <table:table-cell office:value-type="float" office:value="-0.325671637725" calcext:value-type="float">
            <text:p>-0.3256716377</text:p>
          </table:table-cell>
          <table:table-cell office:value-type="float" office:value="1.46371027655" calcext:value-type="float">
            <text:p>1.4637102766</text:p>
          </table:table-cell>
        </table:table-row>
        <table:table-row table:style-name="ro1">
          <table:table-cell office:value-type="float" office:value="-0.535018936577" calcext:value-type="float">
            <text:p>-0.5350189366</text:p>
          </table:table-cell>
          <table:table-cell office:value-type="float" office:value="1.72031485429" calcext:value-type="float">
            <text:p>1.7203148543</text:p>
          </table:table-cell>
          <table:table-cell office:value-type="float" office:value="-0.263706750806" calcext:value-type="float">
            <text:p>-0.2637067508</text:p>
          </table:table-cell>
          <table:table-cell office:value-type="float" office:value="1.09625147449" calcext:value-type="float">
            <text:p>1.0962514745</text:p>
          </table:table-cell>
          <table:table-cell office:value-type="float" office:value="-0.30558580599" calcext:value-type="float">
            <text:p>-0.305585806</text:p>
          </table:table-cell>
          <table:table-cell office:value-type="float" office:value="1.92230319137" calcext:value-type="float">
            <text:p>1.9223031914</text:p>
          </table:table-cell>
          <table:table-cell office:value-type="float" office:value="0.0605460000093" calcext:value-type="float">
            <text:p>0.060546</text:p>
          </table:table-cell>
          <table:table-cell office:value-type="float" office:value="1.7933389821" calcext:value-type="float">
            <text:p>1.7933389821</text:p>
          </table:table-cell>
          <table:table-cell office:value-type="float" office:value="-0.245722058962" calcext:value-type="float">
            <text:p>-0.245722059</text:p>
          </table:table-cell>
          <table:table-cell office:value-type="float" office:value="1.46655014549" calcext:value-type="float">
            <text:p>1.4665501455</text:p>
          </table:table-cell>
        </table:table-row>
        <table:table-row table:style-name="ro1">
          <table:table-cell office:value-type="float" office:value="-0.574825038984" calcext:value-type="float">
            <text:p>-0.574825039</text:p>
          </table:table-cell>
          <table:table-cell office:value-type="float" office:value="1.71638112689" calcext:value-type="float">
            <text:p>1.7163811269</text:p>
          </table:table-cell>
          <table:table-cell office:value-type="float" office:value="-0.30369483952" calcext:value-type="float">
            <text:p>-0.3036948395</text:p>
          </table:table-cell>
          <table:table-cell office:value-type="float" office:value="1.09527537973" calcext:value-type="float">
            <text:p>1.0952753797</text:p>
          </table:table-cell>
          <table:table-cell office:value-type="float" office:value="-0.345553914815" calcext:value-type="float">
            <text:p>-0.3455539148</text:p>
          </table:table-cell>
          <table:table-cell office:value-type="float" office:value="1.92070623273" calcext:value-type="float">
            <text:p>1.9207062327</text:p>
          </table:table-cell>
          <table:table-cell office:value-type="float" office:value="0.0213941805999" calcext:value-type="float">
            <text:p>0.0213941806</text:p>
          </table:table-cell>
          <table:table-cell office:value-type="float" office:value="1.78514538479" calcext:value-type="float">
            <text:p>1.7851453848</text:p>
          </table:table-cell>
          <table:table-cell office:value-type="float" office:value="-0.325468764267" calcext:value-type="float">
            <text:p>-0.3254687643</text:p>
          </table:table-cell>
          <table:table-cell office:value-type="float" office:value="1.46018909267" calcext:value-type="float">
            <text:p>1.4601890927</text:p>
          </table:table-cell>
        </table:table-row>
        <table:table-row table:style-name="ro1">
          <table:table-cell office:value-type="float" office:value="-0.614745196702" calcext:value-type="float">
            <text:p>-0.6147451967</text:p>
          </table:table-cell>
          <table:table-cell office:value-type="float" office:value="1.71890719256" calcext:value-type="float">
            <text:p>1.7189071926</text:p>
          </table:table-cell>
          <table:table-cell office:value-type="float" office:value="-0.343639013779" calcext:value-type="float">
            <text:p>-0.3436390138</text:p>
          </table:table-cell>
          <table:table-cell office:value-type="float" office:value="1.09316281192" calcext:value-type="float">
            <text:p>1.0931628119</text:p>
          </table:table-cell>
          <table:table-cell office:value-type="float" office:value="-0.385522282063" calcext:value-type="float">
            <text:p>-0.3855222821</text:p>
          </table:table-cell>
          <table:table-cell office:value-type="float" office:value="1.91911575495" calcext:value-type="float">
            <text:p>1.919115755</text:p>
          </table:table-cell>
          <table:table-cell office:value-type="float" office:value="-0.0178259086642" calcext:value-type="float">
            <text:p>-0.0178259087</text:p>
          </table:table-cell>
          <table:table-cell office:value-type="float" office:value="1.77728506685" calcext:value-type="float">
            <text:p>1.7772850669</text:p>
          </table:table-cell>
          <table:table-cell office:value-type="float" office:value="-0.405282486921" calcext:value-type="float">
            <text:p>-0.4052824869</text:p>
          </table:table-cell>
          <table:table-cell office:value-type="float" office:value="1.45473293321" calcext:value-type="float">
            <text:p>1.4547329332</text:p>
          </table:table-cell>
        </table:table-row>
        <table:table-row table:style-name="ro1">
          <table:table-cell office:value-type="float" office:value="-0.653881874647" calcext:value-type="float">
            <text:p>-0.6538818746</text:p>
          </table:table-cell>
          <table:table-cell office:value-type="float" office:value="1.72717281047" calcext:value-type="float">
            <text:p>1.7271728105</text:p>
          </table:table-cell>
          <table:table-cell office:value-type="float" office:value="-0.383637952374" calcext:value-type="float">
            <text:p>-0.3836379524</text:p>
          </table:table-cell>
          <table:table-cell office:value-type="float" office:value="1.09287141646" calcext:value-type="float">
            <text:p>1.0928714165</text:p>
          </table:table-cell>
          <table:table-cell office:value-type="float" office:value="-0.425521632296" calcext:value-type="float">
            <text:p>-0.4255216323</text:p>
          </table:table-cell>
          <table:table-cell office:value-type="float" office:value="1.91934374818" calcext:value-type="float">
            <text:p>1.9193437482</text:p>
          </table:table-cell>
          <table:table-cell office:value-type="float" office:value="-0.05714474222" calcext:value-type="float">
            <text:p>-0.0571447422</text:p>
          </table:table-cell>
          <table:table-cell office:value-type="float" office:value="1.76993460239" calcext:value-type="float">
            <text:p>1.7699346024</text:p>
          </table:table-cell>
          <table:table-cell office:value-type="float" office:value="-0.485164123351" calcext:value-type="float">
            <text:p>-0.4851641234</text:p>
          </table:table-cell>
          <table:table-cell office:value-type="float" office:value="1.45908312415" calcext:value-type="float">
            <text:p>1.4590831242</text:p>
          </table:table-cell>
        </table:table-row>
        <table:table-row table:style-name="ro1">
          <table:table-cell office:value-type="float" office:value="-0.692981924418" calcext:value-type="float">
            <text:p>-0.6929819244</text:p>
          </table:table-cell>
          <table:table-cell office:value-type="float" office:value="1.71873562445" calcext:value-type="float">
            <text:p>1.7187356245</text:p>
          </table:table-cell>
          <table:table-cell office:value-type="float" office:value="-0.423586630941" calcext:value-type="float">
            <text:p>-0.4235866309</text:p>
          </table:table-cell>
          <table:table-cell office:value-type="float" office:value="1.0908458102" calcext:value-type="float">
            <text:p>1.0908458102</text:p>
          </table:table-cell>
          <table:table-cell office:value-type="float" office:value="-0.465519650426" calcext:value-type="float">
            <text:p>-0.4655196504</text:p>
          </table:table-cell>
          <table:table-cell office:value-type="float" office:value="1.91894557024" calcext:value-type="float">
            <text:p>1.9189455702</text:p>
          </table:table-cell>
          <table:table-cell office:value-type="float" office:value="-0.0965054529481" calcext:value-type="float">
            <text:p>-0.0965054529</text:p>
          </table:table-cell>
          <table:table-cell office:value-type="float" office:value="1.76281179037" calcext:value-type="float">
            <text:p>1.7628117904</text:p>
          </table:table-cell>
          <table:table-cell office:value-type="float" office:value="-0.405294862312" calcext:value-type="float">
            <text:p>-0.4052948623</text:p>
          </table:table-cell>
          <table:table-cell office:value-type="float" office:value="1.46365490073" calcext:value-type="float">
            <text:p>1.4636549007</text:p>
          </table:table-cell>
        </table:table-row>
        <table:table-row table:style-name="ro1">
          <table:table-cell office:value-type="float" office:value="-0.732852436059" calcext:value-type="float">
            <text:p>-0.7328524361</text:p>
          </table:table-cell>
          <table:table-cell office:value-type="float" office:value="1.71551967957" calcext:value-type="float">
            <text:p>1.7155196796</text:p>
          </table:table-cell>
          <table:table-cell office:value-type="float" office:value="-0.463447847736" calcext:value-type="float">
            <text:p>-0.4634478477</text:p>
          </table:table-cell>
          <table:table-cell office:value-type="float" office:value="1.08751663678" calcext:value-type="float">
            <text:p>1.0875166368</text:p>
          </table:table-cell>
          <table:table-cell office:value-type="float" office:value="-0.505517719382" calcext:value-type="float">
            <text:p>-0.5055177194</text:p>
          </table:table-cell>
          <table:table-cell office:value-type="float" office:value="1.91855253104" calcext:value-type="float">
            <text:p>1.918552531</text:p>
          </table:table-cell>
          <table:table-cell office:value-type="float" office:value="-0.135855491588" calcext:value-type="float">
            <text:p>-0.1358554916</text:p>
          </table:table-cell>
          <table:table-cell office:value-type="float" office:value="1.7556302544" calcext:value-type="float">
            <text:p>1.7556302544</text:p>
          </table:table-cell>
          <table:table-cell office:value-type="float" office:value="-0.485000184434" calcext:value-type="float">
            <text:p>-0.4850001844</text:p>
          </table:table-cell>
          <table:table-cell office:value-type="float" office:value="1.4567947531" calcext:value-type="float">
            <text:p>1.4567947531</text:p>
          </table:table-cell>
        </table:table-row>
        <table:table-row table:style-name="ro1">
          <table:table-cell office:value-type="float" office:value="-0.772776986834" calcext:value-type="float">
            <text:p>-0.7727769868</text:p>
          </table:table-cell>
          <table:table-cell office:value-type="float" office:value="1.71797533538" calcext:value-type="float">
            <text:p>1.7179753354</text:p>
          </table:table-cell>
          <table:table-cell office:value-type="float" office:value="-0.50344756135" calcext:value-type="float">
            <text:p>-0.5034475614</text:p>
          </table:table-cell>
          <table:table-cell office:value-type="float" office:value="1.08766799987" calcext:value-type="float">
            <text:p>1.0876679999</text:p>
          </table:table-cell>
          <table:table-cell office:value-type="float" office:value="-0.545515654906" calcext:value-type="float">
            <text:p>-0.5455156549</text:p>
          </table:table-cell>
          <table:table-cell office:value-type="float" office:value="1.91814613981" calcext:value-type="float">
            <text:p>1.9181461398</text:p>
          </table:table-cell>
          <table:table-cell office:value-type="float" office:value="-0.175293939254" calcext:value-type="float">
            <text:p>-0.1752939393</text:p>
          </table:table-cell>
          <table:table-cell office:value-type="float" office:value="1.74895126902" calcext:value-type="float">
            <text:p>1.748951269</text:p>
          </table:table-cell>
          <table:table-cell office:value-type="float" office:value="-0.564722370172" calcext:value-type="float">
            <text:p>-0.5647223702</text:p>
          </table:table-cell>
          <table:table-cell office:value-type="float" office:value="1.45013343934" calcext:value-type="float">
            <text:p>1.4501334393</text:p>
          </table:table-cell>
        </table:table-row>
        <table:table-row table:style-name="ro1">
          <table:table-cell office:value-type="float" office:value="-0.811971244654" calcext:value-type="float">
            <text:p>-0.8119712447</text:p>
          </table:table-cell>
          <table:table-cell office:value-type="float" office:value="1.72596346119" calcext:value-type="float">
            <text:p>1.7259634612</text:p>
          </table:table-cell>
          <table:table-cell office:value-type="float" office:value="-0.543420220329" calcext:value-type="float">
            <text:p>-0.5434202203</text:p>
          </table:table-cell>
          <table:table-cell office:value-type="float" office:value="1.08914669326" calcext:value-type="float">
            <text:p>1.0891466933</text:p>
          </table:table-cell>
          <table:table-cell office:value-type="float" office:value="-0.585515274986" calcext:value-type="float">
            <text:p>-0.585515275</text:p>
          </table:table-cell>
          <table:table-cell office:value-type="float" office:value="1.91832047711" calcext:value-type="float">
            <text:p>1.9183204771</text:p>
          </table:table-cell>
          <table:table-cell office:value-type="float" office:value="-0.214813051119" calcext:value-type="float">
            <text:p>-0.2148130511</text:p>
          </table:table-cell>
          <table:table-cell office:value-type="float" office:value="1.74276743546" calcext:value-type="float">
            <text:p>1.7427674355</text:p>
          </table:table-cell>
          <table:table-cell office:value-type="float" office:value="-0.644199181009" calcext:value-type="float">
            <text:p>-0.644199181</text:p>
          </table:table-cell>
          <table:table-cell office:value-type="float" office:value="1.4592677997" calcext:value-type="float">
            <text:p>1.4592677997</text:p>
          </table:table-cell>
        </table:table-row>
        <table:table-row table:style-name="ro1">
          <table:table-cell office:value-type="float" office:value="-0.850947383404" calcext:value-type="float">
            <text:p>-0.8509473834</text:p>
          </table:table-cell>
          <table:table-cell office:value-type="float" office:value="1.71697120852" calcext:value-type="float">
            <text:p>1.7169712085</text:p>
          </table:table-cell>
          <table:table-cell office:value-type="float" office:value="-0.583374319369" calcext:value-type="float">
            <text:p>-0.5833743194</text:p>
          </table:table-cell>
          <table:table-cell office:value-type="float" office:value="1.0872309767" calcext:value-type="float">
            <text:p>1.0872309767</text:p>
          </table:table-cell>
          <table:table-cell office:value-type="float" office:value="-0.625504355974" calcext:value-type="float">
            <text:p>-0.625504356</text:p>
          </table:table-cell>
          <table:table-cell office:value-type="float" office:value="1.91738591746" calcext:value-type="float">
            <text:p>1.9173859175</text:p>
          </table:table-cell>
          <table:table-cell office:value-type="float" office:value="-0.254308388844" calcext:value-type="float">
            <text:p>-0.2543083888</text:p>
          </table:table-cell>
          <table:table-cell office:value-type="float" office:value="1.73643353477" calcext:value-type="float">
            <text:p>1.7364335348</text:p>
          </table:table-cell>
          <table:table-cell office:value-type="float" office:value="-0.564626540836" calcext:value-type="float">
            <text:p>-0.5646265408</text:p>
          </table:table-cell>
          <table:table-cell office:value-type="float" office:value="1.45100977718" calcext:value-type="float">
            <text:p>1.4510097772</text:p>
          </table:table-cell>
        </table:table-row>
        <table:table-row table:style-name="ro1">
          <table:table-cell office:value-type="float" office:value="-0.890826793108" calcext:value-type="float">
            <text:p>-0.8908267931</text:p>
          </table:table-cell>
          <table:table-cell office:value-type="float" office:value="1.71386755234" calcext:value-type="float">
            <text:p>1.7138675523</text:p>
          </table:table-cell>
          <table:table-cell office:value-type="float" office:value="-0.623353177071" calcext:value-type="float">
            <text:p>-0.6233531771</text:p>
          </table:table-cell>
          <table:table-cell office:value-type="float" office:value="1.08593061643" calcext:value-type="float">
            <text:p>1.0859306164</text:p>
          </table:table-cell>
          <table:table-cell office:value-type="float" office:value="-0.665492537315" calcext:value-type="float">
            <text:p>-0.6654925373</text:p>
          </table:table-cell>
          <table:table-cell office:value-type="float" office:value="1.91641362482" calcext:value-type="float">
            <text:p>1.9164136248</text:p>
          </table:table-cell>
          <table:table-cell office:value-type="float" office:value="-0.293787559694" calcext:value-type="float">
            <text:p>-0.2937875597</text:p>
          </table:table-cell>
          <table:table-cell office:value-type="float" office:value="1.72999963478" calcext:value-type="float">
            <text:p>1.7299996348</text:p>
          </table:table-cell>
          <table:table-cell office:value-type="float" office:value="-0.644622009928" calcext:value-type="float">
            <text:p>-0.6446220099</text:p>
          </table:table-cell>
          <table:table-cell office:value-type="float" office:value="1.45186120232" calcext:value-type="float">
            <text:p>1.4518612023</text:p>
          </table:table-cell>
        </table:table-row>
        <table:table-row table:style-name="ro1">
          <table:table-cell office:value-type="float" office:value="-0.930821279902" calcext:value-type="float">
            <text:p>-0.9308212799</text:p>
          </table:table-cell>
          <table:table-cell office:value-type="float" office:value="1.71453165026" calcext:value-type="float">
            <text:p>1.7145316503</text:p>
          </table:table-cell>
          <table:table-cell office:value-type="float" office:value="-0.663308697503" calcext:value-type="float">
            <text:p>-0.6633086975</text:p>
          </table:table-cell>
          <table:table-cell office:value-type="float" office:value="1.08404477789" calcext:value-type="float">
            <text:p>1.0840447779</text:p>
          </table:table-cell>
          <table:table-cell office:value-type="float" office:value="-0.705479507089" calcext:value-type="float">
            <text:p>-0.7054795071</text:p>
          </table:table-cell>
          <table:table-cell office:value-type="float" office:value="1.91539271917" calcext:value-type="float">
            <text:p>1.9153927192</text:p>
          </table:table-cell>
          <table:table-cell office:value-type="float" office:value="-0.333340182683" calcext:value-type="float">
            <text:p>-0.3333401827</text:p>
          </table:table-cell>
          <table:table-cell office:value-type="float" office:value="1.72403389806" calcext:value-type="float">
            <text:p>1.7240338981</text:p>
          </table:table-cell>
          <table:table-cell office:value-type="float" office:value="-0.724582575627" calcext:value-type="float">
            <text:p>-0.7245825756</text:p>
          </table:table-cell>
          <table:table-cell office:value-type="float" office:value="1.44934964244" calcext:value-type="float">
            <text:p>1.4493496424</text:p>
          </table:table-cell>
        </table:table-row>
        <table:table-row table:style-name="ro1">
          <table:table-cell office:value-type="float" office:value="-0.970419939698" calcext:value-type="float">
            <text:p>-0.9704199397</text:p>
          </table:table-cell>
          <table:table-cell office:value-type="float" office:value="1.72018374212" calcext:value-type="float">
            <text:p>1.7201837421</text:p>
          </table:table-cell>
          <table:table-cell office:value-type="float" office:value="-0.703307850466" calcext:value-type="float">
            <text:p>-0.7033078505</text:p>
          </table:table-cell>
          <table:table-cell office:value-type="float" office:value="1.08378446613" calcext:value-type="float">
            <text:p>1.0837844661</text:p>
          </table:table-cell>
          <table:table-cell office:value-type="float" office:value="-0.74547702379" calcext:value-type="float">
            <text:p>-0.7454770238</text:p>
          </table:table-cell>
          <table:table-cell office:value-type="float" office:value="1.91494700878" calcext:value-type="float">
            <text:p>1.9149470088</text:p>
          </table:table-cell>
          <table:table-cell office:value-type="float" office:value="-0.372901742602" calcext:value-type="float">
            <text:p>-0.3729017426</text:p>
          </table:table-cell>
          <table:table-cell office:value-type="float" office:value="1.71812771683" calcext:value-type="float">
            <text:p>1.7181277168</text:p>
          </table:table-cell>
          <table:table-cell office:value-type="float" office:value="-0.804582277014" calcext:value-type="float">
            <text:p>-0.804582277</text:p>
          </table:table-cell>
          <table:table-cell office:value-type="float" office:value="1.44913106042" calcext:value-type="float">
            <text:p>1.4491310604</text:p>
          </table:table-cell>
        </table:table-row>
        <table:table-row table:style-name="ro1">
          <table:table-cell office:value-type="float" office:value="-1.00964177599" calcext:value-type="float">
            <text:p>-1.009641776</text:p>
          </table:table-cell>
          <table:table-cell office:value-type="float" office:value="1.71233214626" calcext:value-type="float">
            <text:p>1.7123321463</text:p>
          </table:table-cell>
          <table:table-cell office:value-type="float" office:value="-0.743303154873" calcext:value-type="float">
            <text:p>-0.7433031549</text:p>
          </table:table-cell>
          <table:table-cell office:value-type="float" office:value="1.08317158329" calcext:value-type="float">
            <text:p>1.0831715833</text:p>
          </table:table-cell>
          <table:table-cell office:value-type="float" office:value="-0.785459510465" calcext:value-type="float">
            <text:p>-0.7854595105</text:p>
          </table:table-cell>
          <table:table-cell office:value-type="float" office:value="1.91613054555" calcext:value-type="float">
            <text:p>1.9161305456</text:p>
          </table:table-cell>
          <table:table-cell office:value-type="float" office:value="-0.4125448993" calcext:value-type="float">
            <text:p>-0.4125448993</text:p>
          </table:table-cell>
          <table:table-cell office:value-type="float" office:value="1.71279666373" calcext:value-type="float">
            <text:p>1.7127966637</text:p>
          </table:table-cell>
          <table:table-cell office:value-type="float" office:value="-0.725599654616" calcext:value-type="float">
            <text:p>-0.7255996546</text:p>
          </table:table-cell>
          <table:table-cell office:value-type="float" office:value="1.46184897531" calcext:value-type="float">
            <text:p>1.4618489753</text:p>
          </table:table-cell>
        </table:table-row>
        <table:table-row table:style-name="ro1">
          <table:table-cell office:value-type="float" office:value="-1.04960341142" calcext:value-type="float">
            <text:p>-1.0496034114</text:p>
          </table:table-cell>
          <table:table-cell office:value-type="float" office:value="1.71058066276" calcext:value-type="float">
            <text:p>1.7105806628</text:p>
          </table:table-cell>
          <table:table-cell office:value-type="float" office:value="-0.783282012576" calcext:value-type="float">
            <text:p>-0.7832820126</text:p>
          </table:table-cell>
          <table:table-cell office:value-type="float" office:value="1.08187122303" calcext:value-type="float">
            <text:p>1.081871223</text:p>
          </table:table-cell>
          <table:table-cell office:value-type="float" office:value="-0.825440552533" calcext:value-type="float">
            <text:p>-0.8254405525</text:p>
          </table:table-cell>
          <table:table-cell office:value-type="float" office:value="1.91736191679" calcext:value-type="float">
            <text:p>1.9173619168</text:p>
          </table:table-cell>
          <table:table-cell office:value-type="float" office:value="-0.452154586718" calcext:value-type="float">
            <text:p>-0.4521545867</text:p>
          </table:table-cell>
          <table:table-cell office:value-type="float" office:value="1.7072223779" calcext:value-type="float">
            <text:p>1.7072223779</text:p>
          </table:table-cell>
          <table:table-cell office:value-type="float" office:value="-0.804829697154" calcext:value-type="float">
            <text:p>-0.8048296972</text:p>
          </table:table-cell>
          <table:table-cell office:value-type="float" office:value="1.45077647065" calcext:value-type="float">
            <text:p>1.4507764707</text:p>
          </table:table-cell>
        </table:table-row>
        <table:table-row table:style-name="ro1">
          <table:table-cell office:value-type="float" office:value="-1.08955368659" calcext:value-type="float">
            <text:p>-1.0895536866</text:p>
          </table:table-cell>
          <table:table-cell office:value-type="float" office:value="1.71257453179" calcext:value-type="float">
            <text:p>1.7125745318</text:p>
          </table:table-cell>
          <table:table-cell office:value-type="float" office:value="-0.823232341943" calcext:value-type="float">
            <text:p>-0.8232323419</text:p>
          </table:table-cell>
          <table:table-cell office:value-type="float" office:value="1.07987844018" calcext:value-type="float">
            <text:p>1.0798784402</text:p>
          </table:table-cell>
          <table:table-cell office:value-type="float" office:value="-0.865421312144" calcext:value-type="float">
            <text:p>-0.8654213121</text:p>
          </table:table-cell>
          <table:table-cell office:value-type="float" office:value="1.91860242513" calcext:value-type="float">
            <text:p>1.9186024251</text:p>
          </table:table-cell>
          <table:table-cell office:value-type="float" office:value="-0.491849186572" calcext:value-type="float">
            <text:p>-0.4918491866</text:p>
          </table:table-cell>
          <table:table-cell office:value-type="float" office:value="1.70228894679" calcext:value-type="float">
            <text:p>1.7022889468</text:p>
          </table:table-cell>
          <table:table-cell office:value-type="float" office:value="-0.884612393868" calcext:value-type="float">
            <text:p>-0.8846123939</text:p>
          </table:table-cell>
          <table:table-cell office:value-type="float" office:value="1.44488399198" calcext:value-type="float">
            <text:p>1.444883992</text:p>
          </table:table-cell>
        </table:table-row>
        <table:table-row table:style-name="ro1">
          <table:table-cell office:value-type="float" office:value="-1.12889911747" calcext:value-type="float">
            <text:p>-1.1288991175</text:p>
          </table:table-cell>
          <table:table-cell office:value-type="float" office:value="1.71978126951" calcext:value-type="float">
            <text:p>1.7197812695</text:p>
          </table:table-cell>
          <table:table-cell office:value-type="float" office:value="-0.863181636455" calcext:value-type="float">
            <text:p>-0.8631816365</text:p>
          </table:table-cell>
          <table:table-cell office:value-type="float" office:value="1.08189186215" calcext:value-type="float">
            <text:p>1.0818918622</text:p>
          </table:table-cell>
          <table:table-cell office:value-type="float" office:value="-0.905377667833" calcext:value-type="float">
            <text:p>-0.9053776678</text:p>
          </table:table-cell>
          <table:table-cell office:value-type="float" office:value="1.92047048294" calcext:value-type="float">
            <text:p>1.9204704829</text:p>
          </table:table-cell>
          <table:table-cell office:value-type="float" office:value="-0.531578271741" calcext:value-type="float">
            <text:p>-0.5315782717</text:p>
          </table:table-cell>
          <table:table-cell office:value-type="float" office:value="1.6976413892" calcext:value-type="float">
            <text:p>1.6976413892</text:p>
          </table:table-cell>
          <table:table-cell office:value-type="float" office:value="-0.96446086028" calcext:value-type="float">
            <text:p>-0.9644608603</text:p>
          </table:table-cell>
          <table:table-cell office:value-type="float" office:value="1.44980561891" calcext:value-type="float">
            <text:p>1.4498056189</text:p>
          </table:table-cell>
        </table:table-row>
        <table:table-row table:style-name="ro1">
          <table:table-cell office:value-type="float" office:value="-1.16823695883" calcext:value-type="float">
            <text:p>-1.1682369588</text:p>
          </table:table-cell>
          <table:table-cell office:value-type="float" office:value="1.71253321894" calcext:value-type="float">
            <text:p>1.7125332189</text:p>
          </table:table-cell>
          <table:table-cell office:value-type="float" office:value="-0.903147903819" calcext:value-type="float">
            <text:p>-0.9031479038</text:p>
          </table:table-cell>
          <table:table-cell office:value-type="float" office:value="1.0802494636" calcext:value-type="float">
            <text:p>1.0802494636</text:p>
          </table:table-cell>
          <table:table-cell office:value-type="float" office:value="-0.945377433147" calcext:value-type="float">
            <text:p>-0.9453774331</text:p>
          </table:table-cell>
          <table:table-cell office:value-type="float" office:value="1.92060750441" calcext:value-type="float">
            <text:p>1.9206075044</text:p>
          </table:table-cell>
          <table:table-cell office:value-type="float" office:value="-0.571452685876" calcext:value-type="float">
            <text:p>-0.5714526859</text:p>
          </table:table-cell>
          <table:table-cell office:value-type="float" office:value="1.69447419842" calcext:value-type="float">
            <text:p>1.6944741984</text:p>
          </table:table-cell>
          <table:table-cell office:value-type="float" office:value="-0.884585860778" calcext:value-type="float">
            <text:p>-0.8845858608</text:p>
          </table:table-cell>
          <table:table-cell office:value-type="float" office:value="1.45427601651" calcext:value-type="float">
            <text:p>1.4542760165</text:p>
          </table:table-cell>
        </table:table-row>
        <table:table-row table:style-name="ro1">
          <table:table-cell office:value-type="float" office:value="-1.20808448732" calcext:value-type="float">
            <text:p>-1.2080844873</text:p>
          </table:table-cell>
          <table:table-cell office:value-type="float" office:value="1.70904402516" calcext:value-type="float">
            <text:p>1.7090440252</text:p>
          </table:table-cell>
          <table:table-cell office:value-type="float" office:value="-0.943054365823" calcext:value-type="float">
            <text:p>-0.9430543658</text:p>
          </table:table-cell>
          <table:table-cell office:value-type="float" office:value="1.07751554877" calcext:value-type="float">
            <text:p>1.0775155488</text:p>
          </table:table-cell>
          <table:table-cell office:value-type="float" office:value="-0.985366193737" calcext:value-type="float">
            <text:p>-0.9853661937</text:p>
          </table:table-cell>
          <table:table-cell office:value-type="float" office:value="1.91965933435" calcext:value-type="float">
            <text:p>1.9196593344</text:p>
          </table:table-cell>
          <table:table-cell office:value-type="float" office:value="-0.611294654117" calcext:value-type="float">
            <text:p>-0.6112946541</text:p>
          </table:table-cell>
          <table:table-cell office:value-type="float" office:value="1.69092207699" calcext:value-type="float">
            <text:p>1.690922077</text:p>
          </table:table-cell>
          <table:table-cell office:value-type="float" office:value="-0.964343705751" calcext:value-type="float">
            <text:p>-0.9643437058</text:p>
          </table:table-cell>
          <table:table-cell office:value-type="float" office:value="1.44805619615" calcext:value-type="float">
            <text:p>1.4480561962</text:p>
          </table:table-cell>
        </table:table-row>
        <table:table-row table:style-name="ro1">
          <table:table-cell office:value-type="float" office:value="-1.24782046917" calcext:value-type="float">
            <text:p>-1.2478204692</text:p>
          </table:table-cell>
          <table:table-cell office:value-type="float" office:value="1.71363224337" calcext:value-type="float">
            <text:p>1.7136322434</text:p>
          </table:table-cell>
          <table:table-cell office:value-type="float" office:value="-0.983013483162" calcext:value-type="float">
            <text:p>-0.9830134832</text:p>
          </table:table-cell>
          <table:table-cell office:value-type="float" office:value="1.07932357021" calcext:value-type="float">
            <text:p>1.0793235702</text:p>
          </table:table-cell>
          <table:table-cell office:value-type="float" office:value="-1.02526697464" calcext:value-type="float">
            <text:p>-1.0252669746</text:p>
          </table:table-cell>
          <table:table-cell office:value-type="float" office:value="1.92247494855" calcext:value-type="float">
            <text:p>1.9224749486</text:p>
          </table:table-cell>
          <table:table-cell office:value-type="float" office:value="-0.651162727551" calcext:value-type="float">
            <text:p>-0.6511627276</text:p>
          </table:table-cell>
          <table:table-cell office:value-type="float" office:value="1.68767604546" calcext:value-type="float">
            <text:p>1.6876760455</text:p>
          </table:table-cell>
          <table:table-cell office:value-type="float" office:value="-1.0441013695" calcext:value-type="float">
            <text:p>-1.0441013695</text:p>
          </table:table-cell>
          <table:table-cell office:value-type="float" office:value="1.44183405237" calcext:value-type="float">
            <text:p>1.4418340524</text:p>
          </table:table-cell>
        </table:table-row>
        <table:table-row table:style-name="ro1">
          <table:table-cell office:value-type="float" office:value="-1.28638483582" calcext:value-type="float">
            <text:p>-1.2863848358</text:p>
          </table:table-cell>
          <table:table-cell office:value-type="float" office:value="1.72425248938" calcext:value-type="float">
            <text:p>1.7242524894</text:p>
          </table:table-cell>
          <table:table-cell office:value-type="float" office:value="-1.02263553363" calcext:value-type="float">
            <text:p>-1.0226355336</text:p>
          </table:table-cell>
          <table:table-cell office:value-type="float" office:value="1.08480928952" calcext:value-type="float">
            <text:p>1.0848092895</text:p>
          </table:table-cell>
          <table:table-cell office:value-type="float" office:value="-1.06516834821" calcext:value-type="float">
            <text:p>-1.0651683482</text:p>
          </table:table-cell>
          <table:table-cell office:value-type="float" office:value="1.92528215131" calcext:value-type="float">
            <text:p>1.9252821513</text:p>
          </table:table-cell>
          <table:table-cell office:value-type="float" office:value="-0.691121291864" calcext:value-type="float">
            <text:p>-0.6911212919</text:p>
          </table:table-cell>
          <table:table-cell office:value-type="float" office:value="1.68585584272" calcext:value-type="float">
            <text:p>1.6858558427</text:p>
          </table:table-cell>
          <table:table-cell office:value-type="float" office:value="-1.12226783806" calcext:value-type="float">
            <text:p>-1.1222678381</text:p>
          </table:table-cell>
          <table:table-cell office:value-type="float" office:value="1.4588635325" calcext:value-type="float">
            <text:p>1.4588635325</text:p>
          </table:table-cell>
        </table:table-row>
        <table:table-row table:style-name="ro1">
          <table:table-cell office:value-type="float" office:value="-1.32454805055" calcext:value-type="float">
            <text:p>-1.3245480506</text:p>
          </table:table-cell>
          <table:table-cell office:value-type="float" office:value="1.71227045945" calcext:value-type="float">
            <text:p>1.7122704595</text:p>
          </table:table-cell>
          <table:table-cell office:value-type="float" office:value="-1.06224927663" calcext:value-type="float">
            <text:p>-1.0622492766</text:p>
          </table:table-cell>
          <table:table-cell office:value-type="float" office:value="1.07926389811" calcext:value-type="float">
            <text:p>1.0792638981</text:p>
          </table:table-cell>
          <table:table-cell office:value-type="float" office:value="-1.10513826906" calcext:value-type="float">
            <text:p>-1.1051382691</text:p>
          </table:table-cell>
          <table:table-cell office:value-type="float" office:value="1.92683309527" calcext:value-type="float">
            <text:p>1.9268330953</text:p>
          </table:table-cell>
          <table:table-cell office:value-type="float" office:value="-0.731118231403" calcext:value-type="float">
            <text:p>-0.7311182314</text:p>
          </table:table-cell>
          <table:table-cell office:value-type="float" office:value="1.68536104223" calcext:value-type="float">
            <text:p>1.6853610422</text:p>
          </table:table-cell>
          <table:table-cell office:value-type="float" office:value="-1.04454773068" calcext:value-type="float">
            <text:p>-1.0445477307</text:p>
          </table:table-cell>
          <table:table-cell office:value-type="float" office:value="1.43990080829" calcext:value-type="float">
            <text:p>1.4399008083</text:p>
          </table:table-cell>
        </table:table-row>
        <table:table-row table:style-name="ro1">
          <table:table-cell office:value-type="float" office:value="-1.36434856515" calcext:value-type="float">
            <text:p>-1.3643485652</text:p>
          </table:table-cell>
          <table:table-cell office:value-type="float" office:value="1.70828059264" calcext:value-type="float">
            <text:p>1.7082805926</text:p>
          </table:table-cell>
          <table:table-cell office:value-type="float" office:value="-1.10220362919" calcext:value-type="float">
            <text:p>-1.1022036292</text:p>
          </table:table-cell>
          <table:table-cell office:value-type="float" office:value="1.08117431991" calcext:value-type="float">
            <text:p>1.0811743199</text:p>
          </table:table-cell>
          <table:table-cell office:value-type="float" office:value="-1.14513792556" calcext:value-type="float">
            <text:p>-1.1451379256</text:p>
          </table:table-cell>
          <table:table-cell office:value-type="float" office:value="1.92699886674" calcext:value-type="float">
            <text:p>1.9269988667</text:p>
          </table:table-cell>
          <table:table-cell office:value-type="float" office:value="-0.771111367392" calcext:value-type="float">
            <text:p>-0.7711113674</text:p>
          </table:table-cell>
          <table:table-cell office:value-type="float" office:value="1.6846200471" calcext:value-type="float">
            <text:p>1.6846200471</text:p>
          </table:table-cell>
          <table:table-cell office:value-type="float" office:value="-1.12440722557" calcext:value-type="float">
            <text:p>-1.1244072256</text:p>
          </table:table-cell>
          <table:table-cell office:value-type="float" office:value="1.44464012" calcext:value-type="float">
            <text:p>1.44464012</text:p>
          </table:table-cell>
        </table:table-row>
        <table:table-row table:style-name="ro1">
          <table:table-cell office:value-type="float" office:value="-1.40400631944" calcext:value-type="float">
            <text:p>-1.4040063194</text:p>
          </table:table-cell>
          <table:table-cell office:value-type="float" office:value="1.71350194538" calcext:value-type="float">
            <text:p>1.7135019454</text:p>
          </table:table-cell>
          <table:table-cell office:value-type="float" office:value="-1.14216161345" calcext:value-type="float">
            <text:p>-1.1421616135</text:p>
          </table:table-cell>
          <table:table-cell office:value-type="float" office:value="1.08300721213" calcext:value-type="float">
            <text:p>1.0830072121</text:p>
          </table:table-cell>
          <table:table-cell office:value-type="float" office:value="-1.18505459133" calcext:value-type="float">
            <text:p>-1.1850545913</text:p>
          </table:table-cell>
          <table:table-cell office:value-type="float" office:value="1.92957952429" calcext:value-type="float">
            <text:p>1.9295795243</text:p>
          </table:table-cell>
          <table:table-cell office:value-type="float" office:value="-0.811110381132" calcext:value-type="float">
            <text:p>-0.8111103811</text:p>
          </table:table-cell>
          <table:table-cell office:value-type="float" office:value="1.68490093813" calcext:value-type="float">
            <text:p>1.6849009381</text:p>
          </table:table-cell>
          <table:table-cell office:value-type="float" office:value="-1.20440713753" calcext:value-type="float">
            <text:p>-1.2044071375</text:p>
          </table:table-cell>
          <table:table-cell office:value-type="float" office:value="1.44475880572" calcext:value-type="float">
            <text:p>1.4447588057</text:p>
          </table:table-cell>
        </table:table-row>
        <table:table-row table:style-name="ro1">
          <table:table-cell office:value-type="float" office:value="-1.44213965677" calcext:value-type="float">
            <text:p>-1.4421396568</text:p>
          </table:table-cell>
          <table:table-cell office:value-type="float" office:value="1.7255787241" calcext:value-type="float">
            <text:p>1.7255787241</text:p>
          </table:table-cell>
          <table:table-cell office:value-type="float" office:value="-1.1814414872" calcext:value-type="float">
            <text:p>-1.1814414872</text:p>
          </table:table-cell>
          <table:table-cell office:value-type="float" office:value="1.09056310507" calcext:value-type="float">
            <text:p>1.0905631051</text:p>
          </table:table-cell>
          <table:table-cell office:value-type="float" office:value="-1.22465072672" calcext:value-type="float">
            <text:p>-1.2246507267</text:p>
          </table:table-cell>
          <table:table-cell office:value-type="float" office:value="1.93524927401" calcext:value-type="float">
            <text:p>1.935249274</text:p>
          </table:table-cell>
          <table:table-cell office:value-type="float" office:value="-0.851052008548" calcext:value-type="float">
            <text:p>-0.8510520085</text:p>
          </table:table-cell>
          <table:table-cell office:value-type="float" office:value="1.68706112318" calcext:value-type="float">
            <text:p>1.6870611232</text:p>
          </table:table-cell>
          <table:table-cell office:value-type="float" office:value="-1.28304158518" calcext:value-type="float">
            <text:p>-1.2830415852</text:p>
          </table:table-cell>
          <table:table-cell office:value-type="float" office:value="1.45947694567" calcext:value-type="float">
            <text:p>1.4594769457</text:p>
          </table:table-cell>
        </table:table-row>
        <table:table-row table:style-name="ro1">
          <table:table-cell office:value-type="float" office:value="-1.48051764923" calcext:value-type="float">
            <text:p>-1.4805176492</text:p>
          </table:table-cell>
          <table:table-cell office:value-type="float" office:value="1.71430354363" calcext:value-type="float">
            <text:p>1.7143035436</text:p>
          </table:table-cell>
          <table:table-cell office:value-type="float" office:value="-1.22143363651" calcext:value-type="float">
            <text:p>-1.2214336365</text:p>
          </table:table-cell>
          <table:table-cell office:value-type="float" office:value="1.08977064435" calcext:value-type="float">
            <text:p>1.0897706444</text:p>
          </table:table-cell>
          <table:table-cell office:value-type="float" office:value="-1.26463948432" calcext:value-type="float">
            <text:p>-1.2646394843</text:p>
          </table:table-cell>
          <table:table-cell office:value-type="float" office:value="1.93619757014" calcext:value-type="float">
            <text:p>1.9361975701</text:p>
          </table:table-cell>
          <table:table-cell office:value-type="float" office:value="-0.890850625748" calcext:value-type="float">
            <text:p>-0.8908506257</text:p>
          </table:table-cell>
          <table:table-cell office:value-type="float" office:value="1.69106987223" calcext:value-type="float">
            <text:p>1.6910698722</text:p>
          </table:table-cell>
          <table:table-cell office:value-type="float" office:value="-1.20321611416" calcext:value-type="float">
            <text:p>-1.2032161142</text:p>
          </table:table-cell>
          <table:table-cell office:value-type="float" office:value="1.4541954519" calcext:value-type="float">
            <text:p>1.4541954519</text:p>
          </table:table-cell>
        </table:table-row>
        <table:table-row table:style-name="ro1">
          <table:table-cell office:value-type="float" office:value="-1.52043433944" calcext:value-type="float">
            <text:p>-1.5204343394</text:p>
          </table:table-cell>
          <table:table-cell office:value-type="float" office:value="1.71172326398" calcext:value-type="float">
            <text:p>1.711723264</text:p>
          </table:table-cell>
          <table:table-cell office:value-type="float" office:value="-1.26098463424" calcext:value-type="float">
            <text:p>-1.2609846342</text:p>
          </table:table-cell>
          <table:table-cell office:value-type="float" office:value="1.09574714651" calcext:value-type="float">
            <text:p>1.0957471465</text:p>
          </table:table-cell>
          <table:table-cell office:value-type="float" office:value="-1.30458610948" calcext:value-type="float">
            <text:p>-1.3045861095</text:p>
          </table:table-cell>
          <table:table-cell office:value-type="float" office:value="1.93826327551" calcext:value-type="float">
            <text:p>1.9382632755</text:p>
          </table:table-cell>
          <table:table-cell office:value-type="float" office:value="-0.930719114581" calcext:value-type="float">
            <text:p>-0.9307191146</text:p>
          </table:table-cell>
          <table:table-cell office:value-type="float" office:value="1.69431079773" calcext:value-type="float">
            <text:p>1.6943107977</text:p>
          </table:table-cell>
          <table:table-cell office:value-type="float" office:value="-1.28319662334" calcext:value-type="float">
            <text:p>-1.2831966233</text:p>
          </table:table-cell>
          <table:table-cell office:value-type="float" office:value="1.45242962337" calcext:value-type="float">
            <text:p>1.4524296234</text:p>
          </table:table-cell>
        </table:table-row>
        <table:table-row table:style-name="ro1">
          <table:table-cell office:value-type="float" office:value="-1.5600318538" calcext:value-type="float">
            <text:p>-1.5600318538</text:p>
          </table:table-cell>
          <table:table-cell office:value-type="float" office:value="1.71738337497" calcext:value-type="float">
            <text:p>1.717383375</text:p>
          </table:table-cell>
          <table:table-cell office:value-type="float" office:value="-1.30047325301" calcext:value-type="float">
            <text:p>-1.300473253</text:p>
          </table:table-cell>
          <table:table-cell office:value-type="float" office:value="1.10212280236" calcext:value-type="float">
            <text:p>1.1021228024</text:p>
          </table:table-cell>
          <table:table-cell office:value-type="float" office:value="-1.3445244669" calcext:value-type="float">
            <text:p>-1.3445244669</text:p>
          </table:table-cell>
          <table:table-cell office:value-type="float" office:value="1.94048309688" calcext:value-type="float">
            <text:p>1.9404830969</text:p>
          </table:table-cell>
          <table:table-cell office:value-type="float" office:value="-0.970372030873" calcext:value-type="float">
            <text:p>-0.9703720309</text:p>
          </table:table-cell>
          <table:table-cell office:value-type="float" office:value="1.69956876593" calcext:value-type="float">
            <text:p>1.6995687659</text:p>
          </table:table-cell>
          <table:table-cell office:value-type="float" office:value="-1.36317601845" calcext:value-type="float">
            <text:p>-1.3631760185</text:p>
          </table:table-cell>
          <table:table-cell office:value-type="float" office:value="1.45424521109" calcext:value-type="float">
            <text:p>1.4542452111</text:p>
          </table:table-cell>
        </table:table-row>
        <table:table-row table:style-name="ro1">
          <table:table-cell office:value-type="float" office:value="-1.59624665687" calcext:value-type="float">
            <text:p>-1.5962466569</text:p>
          </table:table-cell>
          <table:table-cell office:value-type="float" office:value="1.7343683106" calcext:value-type="float">
            <text:p>1.7343683106</text:p>
          </table:table-cell>
          <table:table-cell office:value-type="float" office:value="-1.33811075853" calcext:value-type="float">
            <text:p>-1.3381107585</text:p>
          </table:table-cell>
          <table:table-cell office:value-type="float" office:value="1.11566599913" calcext:value-type="float">
            <text:p>1.1156659991</text:p>
          </table:table-cell>
          <table:table-cell office:value-type="float" office:value="-1.38284326684" calcext:value-type="float">
            <text:p>-1.3828432668</text:p>
          </table:table-cell>
          <table:table-cell office:value-type="float" office:value="1.95195783308" calcext:value-type="float">
            <text:p>1.9519578331</text:p>
          </table:table-cell>
          <table:table-cell office:value-type="float" office:value="-1.00964997233" calcext:value-type="float">
            <text:p>-1.0096499723</text:p>
          </table:table-cell>
          <table:table-cell office:value-type="float" office:value="1.70713469713" calcext:value-type="float">
            <text:p>1.7071346971</text:p>
          </table:table-cell>
          <table:table-cell office:value-type="float" office:value="-1.43931359639" calcext:value-type="float">
            <text:p>-1.4393135964</text:p>
          </table:table-cell>
          <table:table-cell office:value-type="float" office:value="1.47880267892" calcext:value-type="float">
            <text:p>1.4788026789</text:p>
          </table:table-cell>
        </table:table-row>
        <table:table-row table:style-name="ro1">
          <table:table-cell office:value-type="float" office:value="-1.63441135578" calcext:value-type="float">
            <text:p>-1.6344113558</text:p>
          </table:table-cell>
          <table:table-cell office:value-type="float" office:value="1.72239100883" calcext:value-type="float">
            <text:p>1.7223910088</text:p>
          </table:table-cell>
          <table:table-cell office:value-type="float" office:value="-1.37804749315" calcext:value-type="float">
            <text:p>-1.3780474932</text:p>
          </table:table-cell>
          <table:table-cell office:value-type="float" office:value="1.11341717111" calcext:value-type="float">
            <text:p>1.1134171711</text:p>
          </table:table-cell>
          <table:table-cell office:value-type="float" office:value="-1.42270290009" calcext:value-type="float">
            <text:p>-1.4227029001</text:p>
          </table:table-cell>
          <table:table-cell office:value-type="float" office:value="1.95530591272" calcext:value-type="float">
            <text:p>1.9553059127</text:p>
          </table:table-cell>
          <table:table-cell office:value-type="float" office:value="-1.0485825727" calcext:value-type="float">
            <text:p>-1.0485825727</text:p>
          </table:table-cell>
          <table:table-cell office:value-type="float" office:value="1.71631362018" calcext:value-type="float">
            <text:p>1.7163136202</text:p>
          </table:table-cell>
          <table:table-cell office:value-type="float" office:value="-1.36045846592" calcext:value-type="float">
            <text:p>-1.3604584659</text:p>
          </table:table-cell>
          <table:table-cell office:value-type="float" office:value="1.46531681969" calcext:value-type="float">
            <text:p>1.4653168197</text:p>
          </table:table-cell>
        </table:table-row>
        <table:table-row table:style-name="ro1">
          <table:table-cell office:value-type="float" office:value="-1.67439438153" calcext:value-type="float">
            <text:p>-1.6743943815</text:p>
          </table:table-cell>
          <table:table-cell office:value-type="float" office:value="1.72122582576" calcext:value-type="float">
            <text:p>1.7212258258</text:p>
          </table:table-cell>
          <table:table-cell office:value-type="float" office:value="-1.41791629327" calcext:value-type="float">
            <text:p>-1.4179162933</text:p>
          </table:table-cell>
          <table:table-cell office:value-type="float" office:value="1.11665426506" calcext:value-type="float">
            <text:p>1.1166542651</text:p>
          </table:table-cell>
          <table:table-cell office:value-type="float" office:value="-1.46241249616" calcext:value-type="float">
            <text:p>-1.4624124962</text:p>
          </table:table-cell>
          <table:table-cell office:value-type="float" office:value="1.96011714748" calcext:value-type="float">
            <text:p>1.9601171475</text:p>
          </table:table-cell>
          <table:table-cell office:value-type="float" office:value="-1.08756746352" calcext:value-type="float">
            <text:p>-1.0875674635</text:p>
          </table:table-cell>
          <table:table-cell office:value-type="float" office:value="1.72526785312" calcext:value-type="float">
            <text:p>1.7252678531</text:p>
          </table:table-cell>
          <table:table-cell office:value-type="float" office:value="-1.44042928908" calcext:value-type="float">
            <text:p>-1.4404292891</text:p>
          </table:table-cell>
          <table:table-cell office:value-type="float" office:value="1.46747724637" calcext:value-type="float">
            <text:p>1.4674772464</text:p>
          </table:table-cell>
        </table:table-row>
        <table:table-row table:style-name="ro1">
          <table:table-cell office:value-type="float" office:value="-1.71345987339" calcext:value-type="float">
            <text:p>-1.7134598734</text:p>
          </table:table-cell>
          <table:table-cell office:value-type="float" office:value="1.72982160065" calcext:value-type="float">
            <text:p>1.7298216007</text:p>
          </table:table-cell>
          <table:table-cell office:value-type="float" office:value="-1.4559740212" calcext:value-type="float">
            <text:p>-1.4559740212</text:p>
          </table:table-cell>
          <table:table-cell office:value-type="float" office:value="1.1289672397" calcext:value-type="float">
            <text:p>1.1289672397</text:p>
          </table:table-cell>
          <table:table-cell office:value-type="float" office:value="-1.50237106822" calcext:value-type="float">
            <text:p>-1.5023710682</text:p>
          </table:table-cell>
          <table:table-cell office:value-type="float" office:value="1.96193718019" calcext:value-type="float">
            <text:p>1.9619371802</text:p>
          </table:table-cell>
          <table:table-cell office:value-type="float" office:value="-1.12615770489" calcext:value-type="float">
            <text:p>-1.1261577049</text:p>
          </table:table-cell>
          <table:table-cell office:value-type="float" office:value="1.73579369139" calcext:value-type="float">
            <text:p>1.7357936914</text:p>
          </table:table-cell>
          <table:table-cell office:value-type="float" office:value="-1.52040174118" calcext:value-type="float">
            <text:p>-1.5204017412</text:p>
          </table:table-cell>
          <table:table-cell office:value-type="float" office:value="1.46957650927" calcext:value-type="float">
            <text:p>1.4695765093</text:p>
          </table:table-cell>
        </table:table-row>
        <table:table-row table:style-name="ro1">
          <table:table-cell office:value-type="float" office:value="-1.74613601926" calcext:value-type="float">
            <text:p>-1.7461360193</text:p>
          </table:table-cell>
          <table:table-cell office:value-type="float" office:value="1.75289256706" calcext:value-type="float">
            <text:p>1.7528925671</text:p>
          </table:table-cell>
          <table:table-cell office:value-type="float" office:value="-1.48510652235" calcext:value-type="float">
            <text:p>-1.4851065224</text:p>
          </table:table-cell>
          <table:table-cell office:value-type="float" office:value="1.1563770441" calcext:value-type="float">
            <text:p>1.1563770441</text:p>
          </table:table-cell>
          <table:table-cell office:value-type="float" office:value="-1.53312901508" calcext:value-type="float">
            <text:p>-1.5331290151</text:p>
          </table:table-cell>
          <table:table-cell office:value-type="float" office:value="1.98750960098" calcext:value-type="float">
            <text:p>1.987509601</text:p>
          </table:table-cell>
          <table:table-cell office:value-type="float" office:value="-1.16402601377" calcext:value-type="float">
            <text:p>-1.1640260138</text:p>
          </table:table-cell>
          <table:table-cell office:value-type="float" office:value="1.74867744793" calcext:value-type="float">
            <text:p>1.7486774479</text:p>
          </table:table-cell>
          <table:table-cell office:value-type="float" office:value="-1.58637624534" calcext:value-type="float">
            <text:p>-1.5863762453</text:p>
          </table:table-cell>
          <table:table-cell office:value-type="float" office:value="1.51482432469" calcext:value-type="float">
            <text:p>1.5148243247</text:p>
          </table:table-cell>
        </table:table-row>
        <table:table-row table:style-name="ro1">
          <table:table-cell office:value-type="float" office:value="-1.78203105615" calcext:value-type="float">
            <text:p>-1.7820310562</text:p>
          </table:table-cell>
          <table:table-cell office:value-type="float" office:value="1.73524189208" calcext:value-type="float">
            <text:p>1.7352418921</text:p>
          </table:table-cell>
          <table:table-cell office:value-type="float" office:value="-1.51499179851" calcext:value-type="float">
            <text:p>-1.5149917985</text:p>
          </table:table-cell>
          <table:table-cell office:value-type="float" office:value="1.12979001214" calcext:value-type="float">
            <text:p>1.1297900121</text:p>
          </table:table-cell>
          <table:table-cell office:value-type="float" office:value="-1.57309618527" calcext:value-type="float">
            <text:p>-1.5730961853</text:p>
          </table:table-cell>
          <table:table-cell office:value-type="float" office:value="1.98588932121" calcext:value-type="float">
            <text:p>1.9858893212</text:p>
          </table:table-cell>
          <table:table-cell office:value-type="float" office:value="-1.20126883825" calcext:value-type="float">
            <text:p>-1.2012688383</text:p>
          </table:table-cell>
          <table:table-cell office:value-type="float" office:value="1.76327100901" calcext:value-type="float">
            <text:p>1.763271009</text:p>
          </table:table-cell>
          <table:table-cell office:value-type="float" office:value="-1.514563813" calcext:value-type="float">
            <text:p>-1.514563813</text:p>
          </table:table-cell>
          <table:table-cell office:value-type="float" office:value="1.47956848034" calcext:value-type="float">
            <text:p>1.4795684803</text:p>
          </table:table-cell>
        </table:table-row>
        <table:table-row table:style-name="ro1">
          <table:table-cell office:value-type="float" office:value="-1.82201784264" calcext:value-type="float">
            <text:p>-1.8220178426</text:p>
          </table:table-cell>
          <table:table-cell office:value-type="float" office:value="1.73626995134" calcext:value-type="float">
            <text:p>1.7362699513</text:p>
          </table:table-cell>
          <table:table-cell office:value-type="float" office:value="-1.54651721599" calcext:value-type="float">
            <text:p>-1.546517216</text:p>
          </table:table-cell>
          <table:table-cell office:value-type="float" office:value="1.15441008634" calcext:value-type="float">
            <text:p>1.1544100863</text:p>
          </table:table-cell>
          <table:table-cell office:value-type="float" office:value="-1.61307487647" calcext:value-type="float">
            <text:p>-1.6130748765</text:p>
          </table:table-cell>
          <table:table-cell office:value-type="float" office:value="1.98458385183" calcext:value-type="float">
            <text:p>1.9845838518</text:p>
          </table:table-cell>
          <table:table-cell office:value-type="float" office:value="-1.23857892395" calcext:value-type="float">
            <text:p>-1.238578924</text:p>
          </table:table-cell>
          <table:table-cell office:value-type="float" office:value="1.77769174077" calcext:value-type="float">
            <text:p>1.7776917408</text:p>
          </table:table-cell>
          <table:table-cell office:value-type="float" office:value="-1.59451454769" calcext:value-type="float">
            <text:p>-1.5945145477</text:p>
          </table:table-cell>
          <table:table-cell office:value-type="float" office:value="1.48237561829" calcext:value-type="float">
            <text:p>1.4823756183</text:p>
          </table:table-cell>
        </table:table-row>
        <table:table-row table:style-name="ro1">
          <table:table-cell office:value-type="float" office:value="-1.85796091355" calcext:value-type="float">
            <text:p>-1.8579609136</text:p>
          </table:table-cell>
          <table:table-cell office:value-type="float" office:value="1.75382260509" calcext:value-type="float">
            <text:p>1.7538226051</text:p>
          </table:table-cell>
          <table:table-cell office:value-type="float" office:value="-1.57476678069" calcext:value-type="float">
            <text:p>-1.5747667807</text:p>
          </table:table-cell>
          <table:table-cell office:value-type="float" office:value="1.18272902159" calcext:value-type="float">
            <text:p>1.1827290216</text:p>
          </table:table-cell>
          <table:table-cell office:value-type="float" office:value="-1.65108737898" calcext:value-type="float">
            <text:p>-1.651087379</text:p>
          </table:table-cell>
          <table:table-cell office:value-type="float" office:value="1.99703574538" calcext:value-type="float">
            <text:p>1.9970357454</text:p>
          </table:table-cell>
          <table:table-cell office:value-type="float" office:value="-1.27557916626" calcext:value-type="float">
            <text:p>-1.2755791663</text:p>
          </table:table-cell>
          <table:table-cell office:value-type="float" office:value="1.79288983505" calcext:value-type="float">
            <text:p>1.7928898351</text:p>
          </table:table-cell>
          <table:table-cell office:value-type="float" office:value="-1.67057210484" calcext:value-type="float">
            <text:p>-1.6705721048</text:p>
          </table:table-cell>
          <table:table-cell office:value-type="float" office:value="1.50717981147" calcext:value-type="float">
            <text:p>1.5071798115</text:p>
          </table:table-cell>
        </table:table-row>
        <table:table-row table:style-name="ro1">
          <table:table-cell office:value-type="float" office:value="-1.89763674512" calcext:value-type="float">
            <text:p>-1.8976367451</text:p>
          </table:table-cell>
          <table:table-cell office:value-type="float" office:value="1.7589047689" calcext:value-type="float">
            <text:p>1.7589047689</text:p>
          </table:table-cell>
          <table:table-cell office:value-type="float" office:value="-1.59689639208" calcext:value-type="float">
            <text:p>-1.5968963921</text:p>
          </table:table-cell>
          <table:table-cell office:value-type="float" office:value="1.21604989042" calcext:value-type="float">
            <text:p>1.2160498904</text:p>
          </table:table-cell>
          <table:table-cell office:value-type="float" office:value="-1.69063045773" calcext:value-type="float">
            <text:p>-1.6906304577</text:p>
          </table:table-cell>
          <table:table-cell office:value-type="float" office:value="2.00306442046" calcext:value-type="float">
            <text:p>2.0030644205</text:p>
          </table:table-cell>
          <table:table-cell office:value-type="float" office:value="-1.31147186958" calcext:value-type="float">
            <text:p>-1.3114718696</text:p>
          </table:table-cell>
          <table:table-cell office:value-type="float" office:value="1.81054525485" calcext:value-type="float">
            <text:p>1.8105452549</text:p>
          </table:table-cell>
          <table:table-cell office:value-type="float" office:value="-1.64220312873" calcext:value-type="float">
            <text:p>-1.6422031287</text:p>
          </table:table-cell>
          <table:table-cell office:value-type="float" office:value="1.58198088897" calcext:value-type="float">
            <text:p>1.581980889</text:p>
          </table:table-cell>
        </table:table-row>
        <table:table-row table:style-name="ro1">
          <table:table-cell office:value-type="float" office:value="-1.93689215149" calcext:value-type="float">
            <text:p>-1.9368921515</text:p>
          </table:table-cell>
          <table:table-cell office:value-type="float" office:value="1.76658676547" calcext:value-type="float">
            <text:p>1.7665867655</text:p>
          </table:table-cell>
          <table:table-cell office:value-type="float" office:value="-1.6356311149" calcext:value-type="float">
            <text:p>-1.6356311149</text:p>
          </table:table-cell>
          <table:table-cell office:value-type="float" office:value="1.20606884597" calcext:value-type="float">
            <text:p>1.206068846</text:p>
          </table:table-cell>
          <table:table-cell office:value-type="float" office:value="-1.73035787175" calcext:value-type="float">
            <text:p>-1.7303578718</text:p>
          </table:table-cell>
          <table:table-cell office:value-type="float" office:value="2.00772624147" calcext:value-type="float">
            <text:p>2.0077262415</text:p>
          </table:table-cell>
          <table:table-cell office:value-type="float" office:value="-1.34800573623" calcext:value-type="float">
            <text:p>-1.3480057362</text:p>
          </table:table-cell>
          <table:table-cell office:value-type="float" office:value="1.82683256854" calcext:value-type="float">
            <text:p>1.8268325685</text:p>
          </table:table-cell>
          <table:table-cell office:value-type="float" office:value="-1.70442226838" calcext:value-type="float">
            <text:p>-1.7044222684</text:p>
          </table:table-cell>
          <table:table-cell office:value-type="float" office:value="1.53169392583" calcext:value-type="float">
            <text:p>1.5316939258</text:p>
          </table:table-cell>
        </table:table-row>
        <table:table-row table:style-name="ro1">
          <table:table-cell office:value-type="float" office:value="-1.97157942602" calcext:value-type="float">
            <text:p>-1.971579426</text:p>
          </table:table-cell>
          <table:table-cell office:value-type="float" office:value="1.78650642876" calcext:value-type="float">
            <text:p>1.7865064288</text:p>
          </table:table-cell>
          <table:table-cell office:value-type="float" office:value="-1.65633763101" calcext:value-type="float">
            <text:p>-1.656337631</text:p>
          </table:table-cell>
          <table:table-cell office:value-type="float" office:value="1.24029223258" calcext:value-type="float">
            <text:p>1.2402922326</text:p>
          </table:table-cell>
          <table:table-cell office:value-type="float" office:value="-1.76623546684" calcext:value-type="float">
            <text:p>-1.7662354668</text:p>
          </table:table-cell>
          <table:table-cell office:value-type="float" office:value="2.02541234252" calcext:value-type="float">
            <text:p>2.0254123425</text:p>
          </table:table-cell>
          <table:table-cell office:value-type="float" office:value="-1.38465185384" calcext:value-type="float">
            <text:p>-1.3846518538</text:p>
          </table:table-cell>
          <table:table-cell office:value-type="float" office:value="1.84286572369" calcext:value-type="float">
            <text:p>1.8428657237</text:p>
          </table:table-cell>
          <table:table-cell office:value-type="float" office:value="-1.78358822715" calcext:value-type="float">
            <text:p>-1.7835882272</text:p>
          </table:table-cell>
          <table:table-cell office:value-type="float" office:value="1.5432156866" calcext:value-type="float">
            <text:p>1.5432156866</text:p>
          </table:table-cell>
        </table:table-row>
        <table:table-row table:style-name="ro1">
          <table:table-cell office:value-type="float" office:value="-2.01063357595" calcext:value-type="float">
            <text:p>-2.010633576</text:p>
          </table:table-cell>
          <table:table-cell office:value-type="float" office:value="1.7778592689" calcext:value-type="float">
            <text:p>1.7778592689</text:p>
          </table:table-cell>
          <table:table-cell office:value-type="float" office:value="-1.68172712221" calcext:value-type="float">
            <text:p>-1.6817271222</text:p>
          </table:table-cell>
          <table:table-cell office:value-type="float" office:value="1.27120135318" calcext:value-type="float">
            <text:p>1.2712013532</text:p>
          </table:table-cell>
          <table:table-cell office:value-type="float" office:value="-1.80576709768" calcext:value-type="float">
            <text:p>-1.8057670977</text:p>
          </table:table-cell>
          <table:table-cell office:value-type="float" office:value="2.01930905137" calcext:value-type="float">
            <text:p>2.0193090514</text:p>
          </table:table-cell>
          <table:table-cell office:value-type="float" office:value="-1.41978712688" calcext:value-type="float">
            <text:p>-1.4197871269</text:p>
          </table:table-cell>
          <table:table-cell office:value-type="float" office:value="1.86198410721" calcext:value-type="float">
            <text:p>1.8619841072</text:p>
          </table:table-cell>
          <table:table-cell office:value-type="float" office:value="-1.72781215311" calcext:value-type="float">
            <text:p>-1.7278121531</text:p>
          </table:table-cell>
          <table:table-cell office:value-type="float" office:value="1.60056574819" calcext:value-type="float">
            <text:p>1.6005657482</text:p>
          </table:table-cell>
        </table:table-row>
        <table:table-row table:style-name="ro1">
          <table:table-cell office:value-type="float" office:value="-2.05046775944" calcext:value-type="float">
            <text:p>-2.0504677594</text:p>
          </table:table-cell>
          <table:table-cell office:value-type="float" office:value="1.78149765115" calcext:value-type="float">
            <text:p>1.7814976512</text:p>
          </table:table-cell>
          <table:table-cell office:value-type="float" office:value="-1.68923379501" calcext:value-type="float">
            <text:p>-1.689233795</text:p>
          </table:table-cell>
          <table:table-cell office:value-type="float" office:value="1.23191204339" calcext:value-type="float">
            <text:p>1.2319120434</text:p>
          </table:table-cell>
          <table:table-cell office:value-type="float" office:value="-1.84575067645" calcext:value-type="float">
            <text:p>-1.8457506765</text:p>
          </table:table-cell>
          <table:table-cell office:value-type="float" office:value="2.01816300215" calcext:value-type="float">
            <text:p>2.0181630022</text:p>
          </table:table-cell>
          <table:table-cell office:value-type="float" office:value="-1.45674050781" calcext:value-type="float">
            <text:p>-1.4567405078</text:p>
          </table:table-cell>
          <table:table-cell office:value-type="float" office:value="1.87729579027" calcext:value-type="float">
            <text:p>1.8772957903</text:p>
          </table:table-cell>
          <table:table-cell office:value-type="float" office:value="-1.80257466002" calcext:value-type="float">
            <text:p>-1.80257466</text:p>
          </table:table-cell>
          <table:table-cell office:value-type="float" office:value="1.57209527998" calcext:value-type="float">
            <text:p>1.57209528</text:p>
          </table:table-cell>
        </table:table-row>
        <table:table-row table:style-name="ro1">
          <table:table-cell office:value-type="float" office:value="-2.08816155889" calcext:value-type="float">
            <text:p>-2.0881615589</text:p>
          </table:table-cell>
          <table:table-cell office:value-type="float" office:value="1.76811193178" calcext:value-type="float">
            <text:p>1.7681119318</text:p>
          </table:table-cell>
          <table:table-cell office:value-type="float" office:value="-1.65398948472" calcext:value-type="float">
            <text:p>-1.6539894847</text:p>
          </table:table-cell>
          <table:table-cell office:value-type="float" office:value="1.2508286655" calcext:value-type="float">
            <text:p>1.2508286655</text:p>
          </table:table-cell>
          <table:table-cell office:value-type="float" office:value="-1.88558247598" calcext:value-type="float">
            <text:p>-1.885582476</text:p>
          </table:table-cell>
          <table:table-cell office:value-type="float" office:value="2.01449861325" calcext:value-type="float">
            <text:p>2.0144986133</text:p>
          </table:table-cell>
          <table:table-cell office:value-type="float" office:value="-1.49379554505" calcext:value-type="float">
            <text:p>-1.4937955451</text:p>
          </table:table-cell>
          <table:table-cell office:value-type="float" office:value="1.89235979421" calcext:value-type="float">
            <text:p>1.8923597942</text:p>
          </table:table-cell>
          <table:table-cell office:value-type="float" office:value="-1.86230919427" calcext:value-type="float">
            <text:p>-1.8623091943</text:p>
          </table:table-cell>
          <table:table-cell office:value-type="float" office:value="1.51888075735" calcext:value-type="float">
            <text:p>1.5188807574</text:p>
          </table:table-cell>
        </table:table-row>
        <table:table-row table:style-name="ro1">
          <table:table-cell office:value-type="float" office:value="-2.12130828231" calcext:value-type="float">
            <text:p>-2.1213082823</text:p>
          </table:table-cell>
          <table:table-cell office:value-type="float" office:value="1.74572231976" calcext:value-type="float">
            <text:p>1.7457223198</text:p>
          </table:table-cell>
          <table:table-cell office:value-type="float" office:value="-1.68320232677" calcext:value-type="float">
            <text:p>-1.6832023268</text:p>
          </table:table-cell>
          <table:table-cell office:value-type="float" office:value="1.27815282805" calcext:value-type="float">
            <text:p>1.2781528281</text:p>
          </table:table-cell>
          <table:table-cell office:value-type="float" office:value="-1.92433739931" calcext:value-type="float">
            <text:p>-1.9243373993</text:p>
          </table:table-cell>
          <table:table-cell office:value-type="float" office:value="2.00459629443" calcext:value-type="float">
            <text:p>2.0045962944</text:p>
          </table:table-cell>
          <table:table-cell office:value-type="float" office:value="-1.53075510179" calcext:value-type="float">
            <text:p>-1.5307551018</text:p>
          </table:table-cell>
          <table:table-cell office:value-type="float" office:value="1.90765656398" calcext:value-type="float">
            <text:p>1.907656564</text:p>
          </table:table-cell>
          <table:table-cell office:value-type="float" office:value="-1.80529709774" calcext:value-type="float">
            <text:p>-1.8052970977</text:p>
          </table:table-cell>
          <table:table-cell office:value-type="float" office:value="1.5750022403" calcext:value-type="float">
            <text:p>1.5750022403</text:p>
          </table:table-cell>
        </table:table-row>
        <table:table-row table:style-name="ro1">
          <table:table-cell office:value-type="float" office:value="-2.16086847857" calcext:value-type="float">
            <text:p>-2.1608684786</text:p>
          </table:table-cell>
          <table:table-cell office:value-type="float" office:value="1.73980701148" calcext:value-type="float">
            <text:p>1.7398070115</text:p>
          </table:table-cell>
          <table:table-cell office:value-type="float" office:value="-1.69704817672" calcext:value-type="float">
            <text:p>-1.6970481767</text:p>
          </table:table-cell>
          <table:table-cell office:value-type="float" office:value="1.31568005069" calcext:value-type="float">
            <text:p>1.3156800507</text:p>
          </table:table-cell>
          <table:table-cell office:value-type="float" office:value="-1.96314174988" calcext:value-type="float">
            <text:p>-1.9631417499</text:p>
          </table:table-cell>
          <table:table-cell office:value-type="float" office:value="1.9948894733" calcext:value-type="float">
            <text:p>1.9948894733</text:p>
          </table:table-cell>
          <table:table-cell office:value-type="float" office:value="-1.56834983675" calcext:value-type="float">
            <text:p>-1.5683498368</text:p>
          </table:table-cell>
          <table:table-cell office:value-type="float" office:value="1.92131803914" calcext:value-type="float">
            <text:p>1.9213180391</text:p>
          </table:table-cell>
          <table:table-cell office:value-type="float" office:value="-1.8823697541" calcext:value-type="float">
            <text:p>-1.8823697541</text:p>
          </table:table-cell>
          <table:table-cell office:value-type="float" office:value="1.55355916119" calcext:value-type="float">
            <text:p>1.5535591612</text:p>
          </table:table-cell>
        </table:table-row>
        <table:table-row table:style-name="ro1">
          <table:table-cell office:value-type="float" office:value="-2.19218040642" calcext:value-type="float">
            <text:p>-2.1921804064</text:p>
          </table:table-cell>
          <table:table-cell office:value-type="float" office:value="1.71491598549" calcext:value-type="float">
            <text:p>1.7149159855</text:p>
          </table:table-cell>
          <table:table-cell office:value-type="float" office:value="-1.72411997306" calcext:value-type="float">
            <text:p>-1.7241199731</text:p>
          </table:table-cell>
          <table:table-cell office:value-type="float" office:value="1.34512691544" calcext:value-type="float">
            <text:p>1.3451269154</text:p>
          </table:table-cell>
          <table:table-cell office:value-type="float" office:value="-2.00304951391" calcext:value-type="float">
            <text:p>-2.0030495139</text:p>
          </table:table-cell>
          <table:table-cell office:value-type="float" office:value="1.99217463073" calcext:value-type="float">
            <text:p>1.9921746307</text:p>
          </table:table-cell>
          <table:table-cell office:value-type="float" office:value="-1.60566935175" calcext:value-type="float">
            <text:p>-1.6056693518</text:p>
          </table:table-cell>
          <table:table-cell office:value-type="float" office:value="1.93571435118" calcext:value-type="float">
            <text:p>1.9357143512</text:p>
          </table:table-cell>
          <table:table-cell office:value-type="float" office:value="-1.87119564466" calcext:value-type="float">
            <text:p>-1.8711956447</text:p>
          </table:table-cell>
          <table:table-cell office:value-type="float" office:value="1.63277493789" calcext:value-type="float">
            <text:p>1.6327749379</text:p>
          </table:table-cell>
        </table:table-row>
        <table:table-row table:style-name="ro1">
          <table:table-cell office:value-type="float" office:value="-2.20868575714" calcext:value-type="float">
            <text:p>-2.2086857571</text:p>
          </table:table-cell>
          <table:table-cell office:value-type="float" office:value="1.67848010486" calcext:value-type="float">
            <text:p>1.6784801049</text:p>
          </table:table-cell>
          <table:table-cell office:value-type="float" office:value="-1.6958880902" calcext:value-type="float">
            <text:p>-1.6958880902</text:p>
          </table:table-cell>
          <table:table-cell office:value-type="float" office:value="1.31679035266" calcext:value-type="float">
            <text:p>1.3167903527</text:p>
          </table:table-cell>
          <table:table-cell office:value-type="float" office:value="-2.04027179226" calcext:value-type="float">
            <text:p>-2.0402717923</text:p>
          </table:table-cell>
          <table:table-cell office:value-type="float" office:value="1.97752874412" calcext:value-type="float">
            <text:p>1.9775287441</text:p>
          </table:table-cell>
          <table:table-cell office:value-type="float" office:value="-1.6439013027" calcext:value-type="float">
            <text:p>-1.6439013027</text:p>
          </table:table-cell>
          <table:table-cell office:value-type="float" office:value="1.94747521536" calcext:value-type="float">
            <text:p>1.9474752154</text:p>
          </table:table-cell>
          <table:table-cell office:value-type="float" office:value="-1.91709522311" calcext:value-type="float">
            <text:p>-1.9170952231</text:p>
          </table:table-cell>
          <table:table-cell office:value-type="float" office:value="1.56725220369" calcext:value-type="float">
            <text:p>1.5672522037</text:p>
          </table:table-cell>
        </table:table-row>
        <table:table-row table:style-name="ro1">
          <table:table-cell office:value-type="float" office:value="-2.18153921021" calcext:value-type="float">
            <text:p>-2.1815392102</text:p>
          </table:table-cell>
          <table:table-cell office:value-type="float" office:value="1.6491021371" calcext:value-type="float">
            <text:p>1.6491021371</text:p>
          </table:table-cell>
          <table:table-cell office:value-type="float" office:value="-1.66810985954" calcext:value-type="float">
            <text:p>-1.6681098595</text:p>
          </table:table-cell>
          <table:table-cell office:value-type="float" office:value="1.28800893675" calcext:value-type="float">
            <text:p>1.2880089368</text:p>
          </table:table-cell>
          <table:table-cell office:value-type="float" office:value="-2.07994536774" calcext:value-type="float">
            <text:p>-2.0799453677</text:p>
          </table:table-cell>
          <table:table-cell office:value-type="float" office:value="1.9724289982" calcext:value-type="float">
            <text:p>1.9724289982</text:p>
          </table:table-cell>
          <table:table-cell office:value-type="float" office:value="-1.68165590105" calcext:value-type="float">
            <text:p>-1.6816559011</text:p>
          </table:table-cell>
          <table:table-cell office:value-type="float" office:value="1.96068847777" calcext:value-type="float">
            <text:p>1.9606884778</text:p>
          </table:table-cell>
          <table:table-cell office:value-type="float" office:value="-1.86889637651" calcext:value-type="float">
            <text:p>-1.8688963765</text:p>
          </table:table-cell>
          <table:table-cell office:value-type="float" office:value="1.50340182243" calcext:value-type="float">
            <text:p>1.5034018224</text:p>
          </table:table-cell>
        </table:table-row>
        <table:table-row table:style-name="ro1">
          <table:table-cell office:value-type="float" office:value="-2.21307062412" calcext:value-type="float">
            <text:p>-2.2130706241</text:p>
          </table:table-cell>
          <table:table-cell office:value-type="float" office:value="1.62448974313" calcext:value-type="float">
            <text:p>1.6244897431</text:p>
          </table:table-cell>
          <table:table-cell office:value-type="float" office:value="-1.69108825883" calcext:value-type="float">
            <text:p>-1.6910882588</text:p>
          </table:table-cell>
          <table:table-cell office:value-type="float" office:value="1.32075024348" calcext:value-type="float">
            <text:p>1.3207502435</text:p>
          </table:table-cell>
          <table:table-cell office:value-type="float" office:value="-2.11765928728" calcext:value-type="float">
            <text:p>-2.1176592873</text:p>
          </table:table-cell>
          <table:table-cell office:value-type="float" office:value="1.95910007202" calcext:value-type="float">
            <text:p>1.959100072</text:p>
          </table:table-cell>
          <table:table-cell office:value-type="float" office:value="-1.71983554174" calcext:value-type="float">
            <text:p>-1.7198355417</text:p>
          </table:table-cell>
          <table:table-cell office:value-type="float" office:value="1.9726180644" calcext:value-type="float">
            <text:p>1.9726180644</text:p>
          </table:table-cell>
          <table:table-cell office:value-type="float" office:value="-1.89804169014" calcext:value-type="float">
            <text:p>-1.8980416901</text:p>
          </table:table-cell>
          <table:table-cell office:value-type="float" office:value="1.57790384048" calcext:value-type="float">
            <text:p>1.5779038405</text:p>
          </table:table-cell>
        </table:table-row>
        <table:table-row table:style-name="ro1">
          <table:table-cell office:value-type="float" office:value="-2.18786721491" calcext:value-type="float">
            <text:p>-2.1878672149</text:p>
          </table:table-cell>
          <table:table-cell office:value-type="float" office:value="1.59342870381" calcext:value-type="float">
            <text:p>1.5934287038</text:p>
          </table:table-cell>
          <table:table-cell office:value-type="float" office:value="-1.65472826156" calcext:value-type="float">
            <text:p>-1.6547282616</text:p>
          </table:table-cell>
          <table:table-cell office:value-type="float" office:value="1.30407839299" calcext:value-type="float">
            <text:p>1.304078393</text:p>
          </table:table-cell>
          <table:table-cell office:value-type="float" office:value="-2.15619510916" calcext:value-type="float">
            <text:p>-2.1561951092</text:p>
          </table:table-cell>
          <table:table-cell office:value-type="float" office:value="1.94837671285" calcext:value-type="float">
            <text:p>1.9483767129</text:p>
          </table:table-cell>
          <table:table-cell office:value-type="float" office:value="-1.75785958846" calcext:value-type="float">
            <text:p>-1.7578595885</text:p>
          </table:table-cell>
          <table:table-cell office:value-type="float" office:value="1.985034661" calcext:value-type="float">
            <text:p>1.985034661</text:p>
          </table:table-cell>
          <table:table-cell office:value-type="float" office:value="-1.90386910631" calcext:value-type="float">
            <text:p>-1.9038691063</text:p>
          </table:table-cell>
          <table:table-cell office:value-type="float" office:value="1.49811636515" calcext:value-type="float">
            <text:p>1.4981163652</text:p>
          </table:table-cell>
        </table:table-row>
        <table:table-row table:style-name="ro1">
          <table:table-cell office:value-type="float" office:value="-2.16978311142" calcext:value-type="float">
            <text:p>-2.1697831114</text:p>
          </table:table-cell>
          <table:table-cell office:value-type="float" office:value="1.55775006593" calcext:value-type="float">
            <text:p>1.5577500659</text:p>
          </table:table-cell>
          <table:table-cell office:value-type="float" office:value="-1.62741626999" calcext:value-type="float">
            <text:p>-1.62741627</text:p>
          </table:table-cell>
          <table:table-cell office:value-type="float" office:value="1.27485417159" calcext:value-type="float">
            <text:p>1.2748541716</text:p>
          </table:table-cell>
          <table:table-cell office:value-type="float" office:value="-2.18097064072" calcext:value-type="float">
            <text:p>-2.1809706407</text:p>
          </table:table-cell>
          <table:table-cell office:value-type="float" office:value="1.91697332074" calcext:value-type="float">
            <text:p>1.9169733207</text:p>
          </table:table-cell>
          <table:table-cell office:value-type="float" office:value="-1.79518832544" calcext:value-type="float">
            <text:p>-1.7951883254</text:p>
          </table:table-cell>
          <table:table-cell office:value-type="float" office:value="1.99940704407" calcext:value-type="float">
            <text:p>1.9994070441</text:p>
          </table:table-cell>
          <table:table-cell office:value-type="float" office:value="-1.82388440986" calcext:value-type="float">
            <text:p>-1.8238844099</text:p>
          </table:table-cell>
          <table:table-cell office:value-type="float" office:value="1.49968108017" calcext:value-type="float">
            <text:p>1.4996810802</text:p>
          </table:table-cell>
        </table:table-row>
        <table:table-row table:style-name="ro1">
          <table:table-cell office:value-type="float" office:value="-2.20719004941" calcext:value-type="float">
            <text:p>-2.2071900494</text:p>
          </table:table-cell>
          <table:table-cell office:value-type="float" office:value="1.54358246239" calcext:value-type="float">
            <text:p>1.5435824624</text:p>
          </table:table-cell>
          <table:table-cell office:value-type="float" office:value="-1.58792683575" calcext:value-type="float">
            <text:p>-1.5879268358</text:p>
          </table:table-cell>
          <table:table-cell office:value-type="float" office:value="1.2812247746" calcext:value-type="float">
            <text:p>1.2812247746</text:p>
          </table:table-cell>
          <table:table-cell office:value-type="float" office:value="-2.18769923842" calcext:value-type="float">
            <text:p>-2.1876992384</text:p>
          </table:table-cell>
          <table:table-cell office:value-type="float" office:value="1.87754330713" calcext:value-type="float">
            <text:p>1.8775433071</text:p>
          </table:table-cell>
          <table:table-cell office:value-type="float" office:value="-1.8329514849" calcext:value-type="float">
            <text:p>-1.8329514849</text:p>
          </table:table-cell>
          <table:table-cell office:value-type="float" office:value="2.01259581912" calcext:value-type="float">
            <text:p>2.0125958191</text:p>
          </table:table-cell>
          <table:table-cell office:value-type="float" office:value="-1.87149033018" calcext:value-type="float">
            <text:p>-1.8714903302</text:p>
          </table:table-cell>
          <table:table-cell office:value-type="float" office:value="1.43538740746" calcext:value-type="float">
            <text:p>1.4353874075</text:p>
          </table:table-cell>
        </table:table-row>
        <table:table-row table:style-name="ro1">
          <table:table-cell office:value-type="float" office:value="-2.17431032442" calcext:value-type="float">
            <text:p>-2.1743103244</text:p>
          </table:table-cell>
          <table:table-cell office:value-type="float" office:value="1.52080256589" calcext:value-type="float">
            <text:p>1.5208025659</text:p>
          </table:table-cell>
          <table:table-cell office:value-type="float" office:value="-1.54958047352" calcext:value-type="float">
            <text:p>-1.5495804735</text:p>
          </table:table-cell>
          <table:table-cell office:value-type="float" office:value="1.26984248556" calcext:value-type="float">
            <text:p>1.2698424856</text:p>
          </table:table-cell>
          <table:table-cell office:value-type="float" office:value="-2.22765870247" calcext:value-type="float">
            <text:p>-2.2276587025</text:p>
          </table:table-cell>
          <table:table-cell office:value-type="float" office:value="1.87574296465" calcext:value-type="float">
            <text:p>1.8757429647</text:p>
          </table:table-cell>
          <table:table-cell office:value-type="float" office:value="-1.86909571504" calcext:value-type="float">
            <text:p>-1.869095715</text:p>
          </table:table-cell>
          <table:table-cell office:value-type="float" office:value="2.02973042236" calcext:value-type="float">
            <text:p>2.0297304224</text:p>
          </table:table-cell>
          <table:table-cell office:value-type="float" office:value="-1.81844348175" calcext:value-type="float">
            <text:p>-1.8184434818</text:p>
          </table:table-cell>
          <table:table-cell office:value-type="float" office:value="1.49527089326" calcext:value-type="float">
            <text:p>1.4952708933</text:p>
          </table:table-cell>
        </table:table-row>
        <table:table-row table:style-name="ro1">
          <table:table-cell office:value-type="float" office:value="-2.15579888825" calcext:value-type="float">
            <text:p>-2.1557988883</text:p>
          </table:table-cell>
          <table:table-cell office:value-type="float" office:value="1.48534376259" calcext:value-type="float">
            <text:p>1.4853437626</text:p>
          </table:table-cell>
          <table:table-cell office:value-type="float" office:value="-1.51031720825" calcext:value-type="float">
            <text:p>-1.5103172083</text:p>
          </table:table-cell>
          <table:table-cell office:value-type="float" office:value="1.27748421318" calcext:value-type="float">
            <text:p>1.2774842132</text:p>
          </table:table-cell>
          <table:table-cell office:value-type="float" office:value="-2.18964219163" calcext:value-type="float">
            <text:p>-2.1896421916</text:p>
          </table:table-cell>
          <table:table-cell office:value-type="float" office:value="1.86330331419" calcext:value-type="float">
            <text:p>1.8633033142</text:p>
          </table:table-cell>
          <table:table-cell office:value-type="float" office:value="-1.85581699108" calcext:value-type="float">
            <text:p>-1.8558169911</text:p>
          </table:table-cell>
          <table:table-cell office:value-type="float" office:value="2.0674620469" calcext:value-type="float">
            <text:p>2.0674620469</text:p>
          </table:table-cell>
          <table:table-cell office:value-type="float" office:value="-1.80812277418" calcext:value-type="float">
            <text:p>-1.8081227742</text:p>
          </table:table-cell>
          <table:table-cell office:value-type="float" office:value="1.41593941782" calcext:value-type="float">
            <text:p>1.4159394178</text:p>
          </table:table-cell>
        </table:table-row>
        <table:table-row table:style-name="ro1">
          <table:table-cell office:value-type="float" office:value="-2.14205268528" calcext:value-type="float">
            <text:p>-2.1420526853</text:p>
          </table:table-cell>
          <table:table-cell office:value-type="float" office:value="1.44777992488" calcext:value-type="float">
            <text:p>1.4477799249</text:p>
          </table:table-cell>
          <table:table-cell office:value-type="float" office:value="-1.473632453" calcext:value-type="float">
            <text:p>-1.473632453</text:p>
          </table:table-cell>
          <table:table-cell office:value-type="float" office:value="1.26153966137" calcext:value-type="float">
            <text:p>1.2615396614</text:p>
          </table:table-cell>
          <table:table-cell office:value-type="float" office:value="-2.17384842527" calcext:value-type="float">
            <text:p>-2.1738484253</text:p>
          </table:table-cell>
          <table:table-cell office:value-type="float" office:value="1.82655338978" calcext:value-type="float">
            <text:p>1.8265533898</text:p>
          </table:table-cell>
          <table:table-cell office:value-type="float" office:value="-1.86372776136" calcext:value-type="float">
            <text:p>-1.8637277614</text:p>
          </table:table-cell>
          <table:table-cell office:value-type="float" office:value="2.10667199096" calcext:value-type="float">
            <text:p>2.106671991</text:p>
          </table:table-cell>
          <table:table-cell office:value-type="float" office:value="-1.74005094096" calcext:value-type="float">
            <text:p>-1.740050941</text:p>
          </table:table-cell>
          <table:table-cell office:value-type="float" office:value="1.45796590378" calcext:value-type="float">
            <text:p>1.4579659038</text:p>
          </table:table-cell>
        </table:table-row>
        <table:table-row table:style-name="ro1">
          <table:table-cell office:value-type="float" office:value="-2.15057373982" calcext:value-type="float">
            <text:p>-2.1505737398</text:p>
          </table:table-cell>
          <table:table-cell office:value-type="float" office:value="1.40869806681" calcext:value-type="float">
            <text:p>1.4086980668</text:p>
          </table:table-cell>
          <table:table-cell office:value-type="float" office:value="-1.44460892725" calcext:value-type="float">
            <text:p>-1.4446089273</text:p>
          </table:table-cell>
          <table:table-cell office:value-type="float" office:value="1.28906483081" calcext:value-type="float">
            <text:p>1.2890648308</text:p>
          </table:table-cell>
          <table:table-cell office:value-type="float" office:value="-2.14861720236" calcext:value-type="float">
            <text:p>-2.1486172024</text:p>
          </table:table-cell>
          <table:table-cell office:value-type="float" office:value="1.79551493958" calcext:value-type="float">
            <text:p>1.7955149396</text:p>
          </table:table-cell>
          <table:table-cell office:value-type="float" office:value="-1.90372031435" calcext:value-type="float">
            <text:p>-1.9037203144</text:p>
          </table:table-cell>
          <table:table-cell office:value-type="float" office:value="2.10744381016" calcext:value-type="float">
            <text:p>2.1074438102</text:p>
          </table:table-cell>
          <table:table-cell office:value-type="float" office:value="-1.76537853164" calcext:value-type="float">
            <text:p>-1.7653785316</text:p>
          </table:table-cell>
          <table:table-cell office:value-type="float" office:value="1.38208103605" calcext:value-type="float">
            <text:p>1.3820810361</text:p>
          </table:table-cell>
        </table:table-row>
        <table:table-row table:style-name="ro1">
          <table:table-cell office:value-type="float" office:value="-2.12624186695" calcext:value-type="float">
            <text:p>-2.126241867</text:p>
          </table:table-cell>
          <table:table-cell office:value-type="float" office:value="1.37694968162" calcext:value-type="float">
            <text:p>1.3769496816</text:p>
          </table:table-cell>
          <table:table-cell office:value-type="float" office:value="-1.40592431673" calcext:value-type="float">
            <text:p>-1.4059243167</text:p>
          </table:table-cell>
          <table:table-cell office:value-type="float" office:value="1.27889129116" calcext:value-type="float">
            <text:p>1.2788912912</text:p>
          </table:table-cell>
          <table:table-cell office:value-type="float" office:value="-2.14808633543" calcext:value-type="float">
            <text:p>-2.1480863354</text:p>
          </table:table-cell>
          <table:table-cell office:value-type="float" office:value="1.75551846248" calcext:value-type="float">
            <text:p>1.7555184625</text:p>
          </table:table-cell>
          <table:table-cell office:value-type="float" office:value="-1.86833209083" calcext:value-type="float">
            <text:p>-1.8683320908</text:p>
          </table:table-cell>
          <table:table-cell office:value-type="float" office:value="2.08879780159" calcext:value-type="float">
            <text:p>2.0887978016</text:p>
          </table:table-cell>
          <table:table-cell office:value-type="float" office:value="-1.70721975202" calcext:value-type="float">
            <text:p>-1.707219752</text:p>
          </table:table-cell>
          <table:table-cell office:value-type="float" office:value="1.43701332485" calcext:value-type="float">
            <text:p>1.4370133249</text:p>
          </table:table-cell>
        </table:table-row>
        <table:table-row table:style-name="ro1">
          <table:table-cell office:value-type="float" office:value="-2.1425476741" calcext:value-type="float">
            <text:p>-2.1425476741</text:p>
          </table:table-cell>
          <table:table-cell office:value-type="float" office:value="1.34042406522" calcext:value-type="float">
            <text:p>1.3404240652</text:p>
          </table:table-cell>
          <table:table-cell office:value-type="float" office:value="-1.37891643073" calcext:value-type="float">
            <text:p>-1.3789164307</text:p>
          </table:table-cell>
          <table:table-cell office:value-type="float" office:value="1.30839678376" calcext:value-type="float">
            <text:p>1.3083967838</text:p>
          </table:table-cell>
          <table:table-cell office:value-type="float" office:value="-2.10817329615" calcext:value-type="float">
            <text:p>-2.1081732962</text:p>
          </table:table-cell>
          <table:table-cell office:value-type="float" office:value="1.75288231079" calcext:value-type="float">
            <text:p>1.7528823108</text:p>
          </table:table-cell>
          <table:table-cell office:value-type="float" office:value="-1.82907099692" calcext:value-type="float">
            <text:p>-1.8290709969</text:p>
          </table:table-cell>
          <table:table-cell office:value-type="float" office:value="2.08114492597" calcext:value-type="float">
            <text:p>2.081144926</text:p>
          </table:table-cell>
          <table:table-cell office:value-type="float" office:value="-1.71908622103" calcext:value-type="float">
            <text:p>-1.719086221</text:p>
          </table:table-cell>
          <table:table-cell office:value-type="float" office:value="1.35789830154" calcext:value-type="float">
            <text:p>1.3578983015</text:p>
          </table:table-cell>
        </table:table-row>
        <table:table-row table:style-name="ro1">
          <table:table-cell office:value-type="float" office:value="-2.11933612369" calcext:value-type="float">
            <text:p>-2.1193361237</text:p>
          </table:table-cell>
          <table:table-cell office:value-type="float" office:value="1.30784763314" calcext:value-type="float">
            <text:p>1.3078476331</text:p>
          </table:table-cell>
          <table:table-cell office:value-type="float" office:value="-1.35964466387" calcext:value-type="float">
            <text:p>-1.3596446639</text:p>
          </table:table-cell>
          <table:table-cell office:value-type="float" office:value="1.27334540716" calcext:value-type="float">
            <text:p>1.2733454072</text:p>
          </table:table-cell>
          <table:table-cell office:value-type="float" office:value="-2.07413036094" calcext:value-type="float">
            <text:p>-2.0741303609</text:p>
          </table:table-cell>
          <table:table-cell office:value-type="float" office:value="1.73188044035" calcext:value-type="float">
            <text:p>1.7318804404</text:p>
          </table:table-cell>
          <table:table-cell office:value-type="float" office:value="-1.79858047879" calcext:value-type="float">
            <text:p>-1.7985804788</text:p>
          </table:table-cell>
          <table:table-cell office:value-type="float" office:value="2.05525422679" calcext:value-type="float">
            <text:p>2.0552542268</text:p>
          </table:table-cell>
          <table:table-cell office:value-type="float" office:value="-1.68297023328" calcext:value-type="float">
            <text:p>-1.6829702333</text:p>
          </table:table-cell>
          <table:table-cell office:value-type="float" office:value="1.42928202117" calcext:value-type="float">
            <text:p>1.4292820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3">00/00/0000</text:date>, <text:time style:data-style-name="N2" text:time-value="00:30:51.385748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3T01:30:23.875670717</dc:date>
    <meta:editing-duration>PT23M15S</meta:editing-duration>
    <meta:editing-cycles>2</meta:editing-cycles>
    <meta:generator>LibreOffice/5.1.6.2$Linux_X86_64 LibreOffice_project/10m0$Build-2</meta:generator>
    <meta:document-statistic meta:table-count="1" meta:cell-count="1180" meta:object-count="0"/>
  </office:meta>
</office:document-meta>
</file>